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02e27"/>
    </style:style>
    <style:style style:name="P2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0d7b7"/>
    </style:style>
    <style:style style:name="P3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1b26e0" officeooo:paragraph-rsid="001b26e0"/>
    </style:style>
    <style:style style:name="P4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1b26e0"/>
    </style:style>
    <style:style style:name="P5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2e47d"/>
    </style:style>
    <style:style style:name="P6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1cdfef" officeooo:paragraph-rsid="001d05d7"/>
    </style:style>
    <style:style style:name="P7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1d05d7"/>
    </style:style>
    <style:style style:name="P8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1d95c0" officeooo:paragraph-rsid="001d95c0"/>
    </style:style>
    <style:style style:name="P9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1d95c0"/>
    </style:style>
    <style:style style:name="P10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02e27" officeooo:paragraph-rsid="00202e27"/>
    </style:style>
    <style:style style:name="P11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0d7b7" officeooo:paragraph-rsid="0020d7b7"/>
    </style:style>
    <style:style style:name="P12" style:family="paragraph" style:parent-style-name="Preformatted_20_Text">
      <style:text-properties fo:font-variant="normal" fo:text-transform="none" fo:color="#999999" fo:letter-spacing="normal" fo:font-style="normal" fo:font-weight="normal" officeooo:paragraph-rsid="001d05d7"/>
    </style:style>
    <style:style style:name="P13" style:family="paragraph" style:parent-style-name="Preformatted_20_Text">
      <style:text-properties fo:font-variant="normal" fo:text-transform="none" fo:color="#999999" fo:letter-spacing="normal" fo:font-style="normal" fo:font-weight="normal" officeooo:paragraph-rsid="00202e27"/>
    </style:style>
    <style:style style:name="P14" style:family="paragraph" style:parent-style-name="Preformatted_20_Text">
      <style:text-properties fo:font-variant="normal" fo:text-transform="none" fo:color="#999999" fo:letter-spacing="normal" fo:font-style="normal" fo:font-weight="normal" officeooo:paragraph-rsid="0020d7b7"/>
    </style:style>
    <style:style style:name="P15" style:family="paragraph" style:parent-style-name="Preformatted_20_Text">
      <style:text-properties fo:font-variant="normal" fo:text-transform="none" fo:color="#999999" fo:letter-spacing="normal" fo:font-style="normal" fo:font-weight="normal" officeooo:paragraph-rsid="00371cda"/>
    </style:style>
    <style:style style:name="P16" style:family="paragraph" style:parent-style-name="Preformatted_20_Text">
      <style:text-properties fo:font-variant="normal" fo:text-transform="none" fo:color="#999999" fo:letter-spacing="normal" fo:font-style="normal" fo:font-weight="normal" officeooo:rsid="003a5e0b" officeooo:paragraph-rsid="003a5e0b" fo:background-color="transparent" style:font-weight-asian="normal" style:font-weight-complex="normal"/>
    </style:style>
    <style:style style:name="P17" style:family="paragraph" style:parent-style-name="Preformatted_20_Text">
      <style:text-properties fo:font-variant="normal" fo:text-transform="none" fo:color="#999999" fo:letter-spacing="normal" officeooo:paragraph-rsid="001b26e0"/>
    </style:style>
    <style:style style:name="P18" style:family="paragraph" style:parent-style-name="Preformatted_20_Text">
      <style:text-properties fo:font-variant="normal" fo:text-transform="none" fo:color="#999999" fo:letter-spacing="normal" officeooo:paragraph-rsid="001d05d7"/>
    </style:style>
    <style:style style:name="P19" style:family="paragraph" style:parent-style-name="Preformatted_20_Text">
      <style:text-properties fo:font-variant="normal" fo:text-transform="none" fo:color="#999999" fo:letter-spacing="normal" officeooo:paragraph-rsid="001d95c0"/>
    </style:style>
    <style:style style:name="P20" style:family="paragraph" style:parent-style-name="Preformatted_20_Text">
      <style:text-properties fo:font-variant="normal" fo:text-transform="none" fo:color="#999999" fo:letter-spacing="normal" officeooo:paragraph-rsid="0020d7b7"/>
    </style:style>
    <style:style style:name="P21" style:family="paragraph" style:parent-style-name="Preformatted_20_Text">
      <style:text-properties fo:font-variant="normal" fo:text-transform="none" fo:color="#999999" fo:letter-spacing="normal" officeooo:paragraph-rsid="0022e47d"/>
    </style:style>
    <style:style style:name="P22" style:family="paragraph" style:parent-style-name="Preformatted_20_Text">
      <style:text-properties fo:font-variant="normal" fo:text-transform="none" fo:color="#999999" fo:letter-spacing="normal" officeooo:paragraph-rsid="002d26bc"/>
    </style:style>
    <style:style style:name="P23" style:family="paragraph" style:parent-style-name="Preformatted_20_Text">
      <style:text-properties fo:font-variant="normal" fo:text-transform="none" fo:color="#999999" fo:letter-spacing="normal" officeooo:paragraph-rsid="002e8da0"/>
    </style:style>
    <style:style style:name="P24" style:family="paragraph" style:parent-style-name="Preformatted_20_Text">
      <style:text-properties fo:font-variant="normal" fo:text-transform="none" fo:color="#999999" fo:letter-spacing="normal" officeooo:paragraph-rsid="0033ee5e"/>
    </style:style>
    <style:style style:name="P25" style:family="paragraph" style:parent-style-name="Preformatted_20_Text">
      <style:text-properties fo:font-variant="normal" fo:text-transform="none" fo:color="#999999" fo:letter-spacing="normal" officeooo:paragraph-rsid="00343c70"/>
    </style:style>
    <style:style style:name="P26" style:family="paragraph" style:parent-style-name="Preformatted_20_Text">
      <style:text-properties fo:font-variant="normal" fo:text-transform="none" fo:color="#999999" fo:letter-spacing="normal" officeooo:paragraph-rsid="0035c701"/>
    </style:style>
    <style:style style:name="P27" style:family="paragraph" style:parent-style-name="Preformatted_20_Text">
      <style:text-properties fo:font-variant="normal" fo:text-transform="none" fo:color="#999999" fo:letter-spacing="normal" officeooo:paragraph-rsid="0039a696"/>
    </style:style>
    <style:style style:name="P28" style:family="paragraph" style:parent-style-name="Preformatted_20_Text">
      <style:text-properties fo:font-variant="normal" fo:text-transform="none" fo:color="#999999" fo:letter-spacing="normal" officeooo:paragraph-rsid="003a5e0b"/>
    </style:style>
    <style:style style:name="P29" style:family="paragraph" style:parent-style-name="Preformatted_20_Text">
      <style:text-properties fo:font-variant="normal" fo:text-transform="none" fo:color="#999999" fo:letter-spacing="normal" officeooo:paragraph-rsid="003b8d44"/>
    </style:style>
    <style:style style:name="P30" style:family="paragraph" style:parent-style-name="Preformatted_20_Text">
      <style:text-properties fo:font-variant="normal" fo:text-transform="none" fo:color="#999999" fo:letter-spacing="normal" officeooo:paragraph-rsid="003bac78"/>
    </style:style>
    <style:style style:name="P31" style:family="paragraph" style:parent-style-name="Preformatted_20_Text">
      <style:text-properties officeooo:paragraph-rsid="00202e27"/>
    </style:style>
    <style:style style:name="P32" style:family="paragraph" style:parent-style-name="Preformatted_20_Text">
      <style:text-properties officeooo:paragraph-rsid="0020d7b7"/>
    </style:style>
    <style:style style:name="P33" style:family="paragraph" style:parent-style-name="Preformatted_20_Text">
      <style:text-properties officeooo:paragraph-rsid="0022e47d"/>
    </style:style>
    <style:style style:name="P34" style:family="paragraph" style:parent-style-name="Preformatted_20_Text">
      <style:text-properties fo:font-weight="normal" officeooo:paragraph-rsid="0039a696" style:font-weight-asian="normal" style:font-weight-complex="normal"/>
    </style:style>
    <style:style style:name="P35" style:family="paragraph" style:parent-style-name="Preformatted_20_Text">
      <style:text-properties officeooo:paragraph-rsid="0039a696"/>
    </style:style>
    <style:style style:name="P36" style:family="paragraph" style:parent-style-name="Standard">
      <style:text-properties fo:font-variant="normal" fo:text-transform="none" fo:color="#999999" style:font-name="Menlo" fo:font-size="9.05000019073486pt" fo:letter-spacing="normal" fo:font-style="normal" fo:font-weight="normal" officeooo:rsid="00197ef5" officeooo:paragraph-rsid="00197ef5"/>
    </style:style>
    <style:style style:name="P37" style:family="paragraph" style:parent-style-name="Standard">
      <style:text-properties fo:font-variant="normal" fo:text-transform="none" fo:color="#999999" style:font-name="Menlo" fo:font-size="9.05000019073486pt" fo:letter-spacing="normal" fo:font-style="normal" fo:font-weight="normal" officeooo:rsid="0020d7b7" officeooo:paragraph-rsid="0020d7b7"/>
    </style:style>
    <style:style style:name="P38" style:family="paragraph" style:parent-style-name="Standard">
      <style:text-properties officeooo:paragraph-rsid="0020d7b7"/>
    </style:style>
    <style:style style:name="P39" style:family="paragraph" style:parent-style-name="Standard">
      <style:text-properties officeooo:paragraph-rsid="002a1909"/>
    </style:style>
    <style:style style:name="P40" style:family="paragraph" style:parent-style-name="Standard">
      <style:text-properties style:use-window-font-color="true" officeooo:rsid="002b3719" officeooo:paragraph-rsid="002b3719"/>
    </style:style>
    <style:style style:name="P41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d26bc" officeooo:paragraph-rsid="002d26bc" style:font-weight-asian="normal" style:font-weight-complex="normal"/>
    </style:style>
    <style:style style:name="P42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e8da0" officeooo:paragraph-rsid="002e8da0" style:font-weight-asian="normal" style:font-weight-complex="normal"/>
    </style:style>
    <style:style style:name="P43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f13f8" officeooo:paragraph-rsid="0035c701" style:font-weight-asian="normal" style:font-weight-complex="normal"/>
    </style:style>
    <style:style style:name="P44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2f13f8" officeooo:paragraph-rsid="002f13f8" style:font-weight-asian="normal" style:font-weight-complex="normal"/>
    </style:style>
    <style:style style:name="P45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1f9d2" officeooo:paragraph-rsid="0033ee5e" style:font-weight-asian="normal" style:font-weight-complex="normal"/>
    </style:style>
    <style:style style:name="P46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43c70" officeooo:paragraph-rsid="00343c70" style:font-weight-asian="normal" style:font-weight-complex="normal"/>
    </style:style>
    <style:style style:name="P47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9a696" officeooo:paragraph-rsid="0039a696" style:font-weight-asian="normal" style:font-weight-complex="normal"/>
    </style:style>
    <style:style style:name="P48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9a696" style:font-weight-asian="normal" style:font-weight-complex="normal"/>
    </style:style>
    <style:style style:name="P49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d26bc"/>
    </style:style>
    <style:style style:name="P50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2e8da0"/>
    </style:style>
    <style:style style:name="P51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71cda"/>
    </style:style>
    <style:style style:name="P52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5c701"/>
    </style:style>
    <style:style style:name="P53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71cda" officeooo:paragraph-rsid="00371cda"/>
    </style:style>
    <style:style style:name="P54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3ee5e"/>
    </style:style>
    <style:style style:name="P55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9a696" officeooo:paragraph-rsid="0039a696" fo:background-color="transparent" style:font-weight-asian="normal" style:font-weight-complex="normal"/>
    </style:style>
    <style:style style:name="P56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a5e0b" officeooo:paragraph-rsid="003a5e0b" fo:background-color="transparent" style:font-weight-asian="normal" style:font-weight-complex="normal"/>
    </style:style>
    <style:style style:name="P57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rsid="003bac78" officeooo:paragraph-rsid="003bac78" fo:background-color="transparent" style:font-weight-asian="normal" style:font-weight-complex="normal"/>
    </style:style>
    <style:style style:name="P58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9a696"/>
    </style:style>
    <style:style style:name="P59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a5e0b"/>
    </style:style>
    <style:style style:name="P60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b8d44"/>
    </style:style>
    <style:style style:name="P61" style:family="paragraph" style:parent-style-name="Preformatted_20_Text">
      <style:text-properties fo:font-variant="normal" fo:text-transform="none" fo:color="#999999" style:font-name="Menlo" fo:font-size="9.05000019073486pt" fo:letter-spacing="normal" fo:font-style="normal" fo:font-weight="normal" officeooo:paragraph-rsid="003bac78"/>
    </style:style>
    <style:style style:name="P62" style:family="paragraph" style:parent-style-name="Preformatted_20_Text" style:list-style-name="L19">
      <style:text-properties fo:font-variant="normal" fo:text-transform="none" style:use-window-font-color="true" style:font-name="Menlo" fo:font-size="9.05000019073486pt" fo:letter-spacing="normal" fo:font-style="normal" fo:font-weight="normal" officeooo:rsid="003a5e0b" officeooo:paragraph-rsid="003a5e0b"/>
    </style:style>
    <style:style style:name="P63" style:family="paragraph" style:parent-style-name="Standard" style:list-style-name="L1">
      <style:text-properties officeooo:rsid="00169690" officeooo:paragraph-rsid="00169690"/>
    </style:style>
    <style:style style:name="P64" style:family="paragraph" style:parent-style-name="Standard">
      <style:text-properties officeooo:rsid="00169690" officeooo:paragraph-rsid="00169690"/>
    </style:style>
    <style:style style:name="P65" style:family="paragraph" style:parent-style-name="Standard">
      <style:text-properties officeooo:rsid="00169690" officeooo:paragraph-rsid="003bf4b3"/>
    </style:style>
    <style:style style:name="P66" style:family="paragraph" style:parent-style-name="Standard" style:list-style-name="L1">
      <style:text-properties fo:font-variant="normal" fo:text-transform="none" style:font-name="Menlo" fo:font-size="9.05000019073486pt" fo:letter-spacing="normal" fo:font-style="normal" fo:font-weight="normal" officeooo:rsid="00169690" officeooo:paragraph-rsid="00169690"/>
    </style:style>
    <style:style style:name="P67" style:family="paragraph" style:parent-style-name="Standard" style:list-style-name="L1">
      <style:text-properties fo:font-variant="normal" fo:text-transform="none" style:font-name="Menlo" fo:font-size="9.05000019073486pt" fo:letter-spacing="normal" fo:font-style="normal" fo:font-weight="normal" officeooo:rsid="00197ef5" officeooo:paragraph-rsid="00197ef5"/>
    </style:style>
    <style:style style:name="P68" style:family="paragraph" style:parent-style-name="Standard" style:list-style-name="L2">
      <style:text-properties fo:font-variant="normal" fo:text-transform="none" style:font-name="Menlo" fo:font-size="9.05000019073486pt" fo:letter-spacing="normal" fo:font-style="normal" fo:font-weight="normal" officeooo:rsid="001a2b92" officeooo:paragraph-rsid="001a2b92"/>
    </style:style>
    <style:style style:name="P69" style:family="paragraph" style:parent-style-name="Standard" style:list-style-name="L3">
      <style:text-properties fo:font-variant="normal" fo:text-transform="none" style:font-name="Menlo" fo:font-size="9.05000019073486pt" fo:letter-spacing="normal" fo:font-style="normal" fo:font-weight="normal" officeooo:rsid="001b26e0" officeooo:paragraph-rsid="001b26e0"/>
    </style:style>
    <style:style style:name="P70" style:family="paragraph" style:parent-style-name="Standard" style:list-style-name="L4">
      <style:text-properties fo:font-variant="normal" fo:text-transform="none" style:use-window-font-color="true" style:font-name="Menlo" fo:font-size="9.05000019073486pt" fo:letter-spacing="normal" fo:font-style="normal" fo:font-weight="normal" officeooo:rsid="001cdfef" officeooo:paragraph-rsid="001cdfef"/>
    </style:style>
    <style:style style:name="P71" style:family="paragraph" style:parent-style-name="Standard" style:list-style-name="L5">
      <style:text-properties fo:font-variant="normal" fo:text-transform="none" style:use-window-font-color="true" style:font-name="Menlo" fo:font-size="9.05000019073486pt" fo:letter-spacing="normal" fo:font-style="normal" fo:font-weight="normal" officeooo:rsid="001d95c0" officeooo:paragraph-rsid="001d95c0"/>
    </style:style>
    <style:style style:name="P72" style:family="paragraph" style:parent-style-name="Standard" style:list-style-name="L6">
      <style:text-properties fo:font-variant="normal" fo:text-transform="none" style:use-window-font-color="true" style:font-name="Menlo" fo:font-size="9.05000019073486pt" fo:letter-spacing="normal" fo:font-style="normal" fo:font-weight="normal" officeooo:rsid="001ed873" officeooo:paragraph-rsid="001ed873"/>
    </style:style>
    <style:style style:name="P73" style:family="paragraph" style:parent-style-name="Standard" style:list-style-name="L6">
      <style:text-properties fo:font-variant="normal" fo:text-transform="none" style:use-window-font-color="true" style:font-name="Menlo" fo:font-size="9.05000019073486pt" fo:letter-spacing="normal" fo:font-style="normal" fo:font-weight="normal" officeooo:rsid="00202e27" officeooo:paragraph-rsid="00202e27"/>
    </style:style>
    <style:style style:name="P74" style:family="paragraph" style:parent-style-name="Standard" style:list-style-name="L7">
      <style:text-properties fo:font-variant="normal" fo:text-transform="none" style:use-window-font-color="true" style:font-name="Menlo" fo:font-size="9.05000019073486pt" fo:letter-spacing="normal" fo:font-style="normal" fo:font-weight="normal" officeooo:rsid="0020d7b7" officeooo:paragraph-rsid="0020d7b7"/>
    </style:style>
    <style:style style:name="P75" style:family="paragraph" style:parent-style-name="Standard" style:list-style-name="L8">
      <style:text-properties fo:font-variant="normal" fo:text-transform="none" style:use-window-font-color="true" style:font-name="Menlo" fo:font-size="9.05000019073486pt" fo:letter-spacing="normal" fo:font-style="normal" fo:font-weight="normal" officeooo:rsid="0023dcbe" officeooo:paragraph-rsid="0023dcbe"/>
    </style:style>
    <style:style style:name="P76" style:family="paragraph" style:parent-style-name="Standard" style:list-style-name="L9">
      <style:text-properties fo:font-variant="normal" fo:text-transform="none" style:use-window-font-color="true" style:font-name="Menlo" fo:font-size="9.05000019073486pt" fo:letter-spacing="normal" fo:font-style="normal" fo:font-weight="normal" officeooo:rsid="002b3719" officeooo:paragraph-rsid="002b3719"/>
    </style:style>
    <style:style style:name="P77" style:family="paragraph" style:parent-style-name="Standard" style:list-style-name="L11">
      <style:text-properties fo:font-variant="normal" fo:text-transform="none" style:use-window-font-color="true" style:font-name="Menlo" fo:font-size="9.05000019073486pt" fo:letter-spacing="normal" fo:font-style="normal" fo:font-weight="normal" officeooo:rsid="002e8da0" officeooo:paragraph-rsid="002e8da0" style:font-weight-asian="normal" style:font-weight-complex="normal"/>
    </style:style>
    <style:style style:name="P78" style:family="paragraph" style:parent-style-name="Standard" style:list-style-name="L12">
      <style:text-properties fo:font-variant="normal" fo:text-transform="none" style:use-window-font-color="true" style:font-name="Menlo" fo:font-size="9.05000019073486pt" fo:letter-spacing="normal" fo:font-style="normal" fo:font-weight="normal" officeooo:rsid="002f13f8" officeooo:paragraph-rsid="002f13f8" style:font-weight-asian="normal" style:font-weight-complex="normal"/>
    </style:style>
    <style:style style:name="P79" style:family="paragraph" style:parent-style-name="Standard" style:list-style-name="L14">
      <style:text-properties fo:font-variant="normal" fo:text-transform="none" style:use-window-font-color="true" style:font-name="Menlo" fo:font-size="9.05000019073486pt" fo:letter-spacing="normal" fo:font-style="normal" fo:font-weight="normal" officeooo:rsid="00343c70" officeooo:paragraph-rsid="00343c70" style:font-weight-asian="normal" style:font-weight-complex="normal"/>
    </style:style>
    <style:style style:name="P80" style:family="paragraph" style:parent-style-name="Standard" style:list-style-name="L16">
      <style:text-properties fo:font-variant="normal" fo:text-transform="none" style:use-window-font-color="true" style:font-name="Menlo" fo:font-size="9.05000019073486pt" fo:letter-spacing="normal" fo:font-style="normal" fo:font-weight="normal" officeooo:rsid="0039a696" officeooo:paragraph-rsid="0039a696" style:font-weight-asian="normal" style:font-weight-complex="normal"/>
    </style:style>
    <style:style style:name="P81" style:family="paragraph" style:parent-style-name="Standard" style:list-style-name="L17">
      <style:text-properties fo:font-variant="normal" fo:text-transform="none" style:use-window-font-color="true" style:font-name="Menlo" fo:font-size="9.05000019073486pt" fo:letter-spacing="normal" fo:font-style="normal" fo:font-weight="normal" officeooo:rsid="0039a696" officeooo:paragraph-rsid="0039a696" fo:background-color="transparent" style:font-weight-asian="normal" style:font-weight-complex="normal"/>
    </style:style>
    <style:style style:name="P82" style:family="paragraph" style:parent-style-name="Standard" style:list-style-name="L18">
      <style:text-properties fo:font-variant="normal" fo:text-transform="none" style:use-window-font-color="true" style:font-name="Menlo" fo:font-size="9.05000019073486pt" fo:letter-spacing="normal" fo:font-style="normal" fo:font-weight="normal" officeooo:rsid="003a5e0b" officeooo:paragraph-rsid="003a5e0b" fo:background-color="transparent" style:font-weight-asian="normal" style:font-weight-complex="normal"/>
    </style:style>
    <style:style style:name="P83" style:family="paragraph" style:parent-style-name="Standard" style:list-style-name="L21">
      <style:text-properties fo:font-variant="normal" fo:text-transform="none" style:use-window-font-color="true" style:font-name="Menlo" fo:font-size="9.05000019073486pt" fo:letter-spacing="normal" fo:font-style="normal" fo:font-weight="normal" officeooo:rsid="003bac78" officeooo:paragraph-rsid="003bac78" fo:background-color="transparent" style:font-weight-asian="normal" style:font-weight-complex="normal"/>
    </style:style>
    <style:style style:name="P84" style:family="paragraph" style:parent-style-name="Standard" style:list-style-name="L8">
      <style:text-properties fo:font-variant="normal" fo:text-transform="none" style:text-line-through-style="none" style:text-line-through-type="none" style:font-name="Menlo" fo:font-size="8.5pt" fo:letter-spacing="normal" fo:font-style="normal" style:text-underline-style="none" fo:font-weight="normal" officeooo:rsid="00246185" officeooo:paragraph-rsid="00246185" style:text-blinking="false"/>
    </style:style>
    <style:style style:name="P85" style:family="paragraph" style:parent-style-name="Standard" style:list-style-name="L8">
      <style:text-properties fo:font-variant="normal" fo:text-transform="none" style:text-line-through-style="none" style:text-line-through-type="none" style:font-name="Menlo" fo:font-size="8.5pt" fo:letter-spacing="normal" fo:font-style="normal" style:text-underline-style="none" fo:font-weight="normal" officeooo:rsid="00248e4b" officeooo:paragraph-rsid="00248e4b" style:text-blinking="false"/>
    </style:style>
    <style:style style:name="P86" style:family="paragraph" style:parent-style-name="Standard" style:list-style-name="L8">
      <style:text-properties fo:font-variant="normal" fo:text-transform="none" style:text-line-through-style="none" style:text-line-through-type="none" style:font-name="Menlo" fo:font-size="9.05000019073486pt" fo:letter-spacing="normal" fo:font-style="normal" style:text-underline-style="none" fo:font-weight="normal" officeooo:rsid="0027fbd8" officeooo:paragraph-rsid="0027fbd8" style:text-blinking="false"/>
    </style:style>
    <style:style style:name="P87" style:family="paragraph" style:parent-style-name="Standard" style:list-style-name="L8">
      <style:text-properties fo:font-variant="normal" fo:text-transform="none" style:text-line-through-style="none" style:text-line-through-type="none" style:font-name="Menlo" fo:font-size="9.05000019073486pt" fo:letter-spacing="normal" fo:font-style="normal" style:text-underline-style="none" fo:font-weight="normal" officeooo:rsid="002a1909" officeooo:paragraph-rsid="002a1909" style:text-blinking="false"/>
    </style:style>
    <style:style style:name="P88" style:family="paragraph" style:parent-style-name="Standard">
      <style:text-properties fo:font-variant="normal" fo:text-transform="none" fo:color="#999999" style:font-name="Menlo" fo:font-size="9.05000019073486pt" fo:letter-spacing="normal" fo:font-style="normal" fo:font-weight="normal" officeooo:rsid="0039a696" officeooo:paragraph-rsid="0039a696" fo:background-color="transparent" style:font-weight-asian="normal" style:font-weight-complex="normal"/>
    </style:style>
    <style:style style:name="P89" style:family="paragraph" style:parent-style-name="Standard">
      <style:text-properties fo:font-variant="normal" fo:text-transform="none" fo:color="#999999" style:font-name="Menlo" fo:font-size="9.05000019073486pt" fo:letter-spacing="normal" fo:font-style="normal" fo:font-weight="normal" officeooo:rsid="003bac78" officeooo:paragraph-rsid="003bac78" fo:background-color="transparent" style:font-weight-asian="normal" style:font-weight-complex="normal"/>
    </style:style>
    <style:style style:name="P90" style:family="paragraph" style:parent-style-name="Standard" style:list-style-name="L8">
      <style:text-properties officeooo:paragraph-rsid="0023dcbe"/>
    </style:style>
    <style:style style:name="P91" style:family="paragraph" style:parent-style-name="Standard" style:list-style-name="L8">
      <style:text-properties officeooo:paragraph-rsid="00246185"/>
    </style:style>
    <style:style style:name="P92" style:family="paragraph" style:parent-style-name="Standard" style:list-style-name="L8">
      <style:text-properties officeooo:paragraph-rsid="00248e4b"/>
    </style:style>
    <style:style style:name="P93" style:family="paragraph" style:parent-style-name="Standard" style:list-style-name="L8">
      <style:text-properties style:text-line-through-style="none" style:text-line-through-type="none" style:text-underline-style="none" officeooo:rsid="00246185" officeooo:paragraph-rsid="00246185" style:text-blinking="false"/>
    </style:style>
    <style:style style:name="P94" style:family="paragraph" style:parent-style-name="Standard" style:list-style-name="L9">
      <style:text-properties style:use-window-font-color="true" officeooo:paragraph-rsid="002b3719"/>
    </style:style>
    <style:style style:name="P95" style:family="paragraph" style:parent-style-name="Standard" style:list-style-name="L9">
      <style:text-properties style:use-window-font-color="true" officeooo:rsid="002b3719" officeooo:paragraph-rsid="002b3719"/>
    </style:style>
    <style:style style:name="P96" style:family="paragraph" style:parent-style-name="Standard" style:list-style-name="L10">
      <style:text-properties officeooo:paragraph-rsid="002b7c19"/>
    </style:style>
    <style:style style:name="P97" style:family="paragraph" style:parent-style-name="Standard" style:list-style-name="L10">
      <style:text-properties officeooo:rsid="002d26bc" officeooo:paragraph-rsid="002d26bc"/>
    </style:style>
    <style:style style:name="P98" style:family="paragraph" style:parent-style-name="Standard" style:list-style-name="L13">
      <style:text-properties officeooo:paragraph-rsid="0030bb0a"/>
    </style:style>
    <style:style style:name="P99" style:family="paragraph" style:parent-style-name="Standard" style:list-style-name="L13">
      <style:text-properties officeooo:rsid="0031f9d2" officeooo:paragraph-rsid="0031f9d2"/>
    </style:style>
    <style:style style:name="P100" style:family="paragraph" style:parent-style-name="Standard" style:list-style-name="L15">
      <style:text-properties officeooo:paragraph-rsid="00396a94"/>
    </style:style>
    <style:style style:name="P101" style:family="paragraph" style:parent-style-name="Standard" style:list-style-name="L15">
      <style:text-properties officeooo:rsid="0039a696" officeooo:paragraph-rsid="0039a696"/>
    </style:style>
    <style:style style:name="P102" style:family="paragraph" style:parent-style-name="Standard" style:list-style-name="L20">
      <style:text-properties fo:font-weight="normal" officeooo:paragraph-rsid="003acc2f"/>
    </style:style>
    <style:style style:name="P103" style:family="paragraph" style:parent-style-name="Standard" style:list-style-name="L20">
      <style:text-properties fo:font-weight="normal" officeooo:rsid="003b8d44" officeooo:paragraph-rsid="003b8d44"/>
    </style:style>
    <style:style style:name="P104" style:family="paragraph" style:parent-style-name="Standard">
      <style:text-properties officeooo:rsid="003bf4b3" officeooo:paragraph-rsid="003bf4b3"/>
    </style:style>
    <style:style style:name="T1" style:family="text">
      <style:text-properties fo:font-variant="normal" fo:text-transform="none" style:font-name="Menlo" fo:font-size="9.05000019073486pt" fo:letter-spacing="normal" fo:font-style="normal"/>
    </style:style>
    <style:style style:name="T2" style:family="text">
      <style:text-properties fo:font-variant="normal" fo:text-transform="none" style:font-name="Menlo" fo:font-size="9.05000019073486pt" fo:letter-spacing="normal" fo:font-style="normal" fo:font-weight="normal"/>
    </style:style>
    <style:style style:name="T3" style:family="text">
      <style:text-properties fo:font-variant="normal" fo:text-transform="none" style:font-name="Menlo" fo:font-size="9.05000019073486pt" fo:letter-spacing="normal" fo:font-style="normal" fo:font-weight="normal" officeooo:rsid="002b3719"/>
    </style:style>
    <style:style style:name="T4" style:family="text">
      <style:text-properties fo:font-variant="normal" fo:text-transform="none" style:font-name="Menlo" fo:font-size="9.05000019073486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style:font-name="Menlo" fo:font-size="9.05000019073486pt" fo:letter-spacing="normal" fo:font-style="normal" fo:font-weight="normal" officeooo:rsid="002b7c19"/>
    </style:style>
    <style:style style:name="T6" style:family="text">
      <style:text-properties fo:font-variant="normal" fo:text-transform="none" style:text-line-through-style="none" style:text-line-through-type="none" style:font-name="Menlo" fo:font-size="8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style:text-line-through-style="none" style:text-line-through-type="none" style:font-name="Menlo" fo:font-size="8.5pt" fo:letter-spacing="normal" fo:font-style="normal" style:text-underline-style="none" fo:font-weight="normal" officeooo:rsid="00248e4b" style:text-blinking="false"/>
    </style:style>
    <style:style style:name="T8" style:family="text">
      <style:text-properties fo:font-variant="normal" fo:text-transform="none" fo:color="#999999" style:font-name="Menlo" fo:font-size="9.05000019073486pt" fo:letter-spacing="normal" fo:font-style="normal"/>
    </style:style>
    <style:style style:name="T9" style:family="text">
      <style:text-properties fo:font-variant="normal" fo:text-transform="none" fo:color="#999999" style:font-name="Menlo" fo:font-size="9.05000019073486pt" fo:letter-spacing="normal" fo:font-style="normal" fo:font-weight="normal"/>
    </style:style>
    <style:style style:name="T10" style:family="text">
      <style:text-properties fo:font-variant="normal" fo:text-transform="none" fo:color="#999999" style:font-name="Menlo" fo:font-size="9.05000019073486pt" fo:letter-spacing="normal" fo:font-style="normal" fo:font-weight="normal" officeooo:rsid="00202e27"/>
    </style:style>
    <style:style style:name="T11" style:family="text">
      <style:text-properties fo:font-variant="normal" fo:text-transform="none" fo:color="#999999" style:font-name="Menlo" fo:font-size="9.05000019073486pt" fo:letter-spacing="normal" fo:font-style="normal" fo:font-weight="normal" officeooo:rsid="001a2b92"/>
    </style:style>
    <style:style style:name="T12" style:family="text">
      <style:text-properties fo:font-variant="normal" fo:text-transform="none" fo:color="#999999" style:font-name="Menlo" fo:font-size="9.05000019073486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999999" style:font-name="Menlo" fo:font-size="9.05000019073486pt" fo:letter-spacing="normal" fo:font-style="normal" fo:font-weight="normal" officeooo:rsid="0039a696" style:font-weight-asian="normal" style:font-weight-complex="normal"/>
    </style:style>
    <style:style style:name="T14" style:family="text">
      <style:text-properties fo:font-variant="normal" fo:text-transform="none" fo:color="#999999" style:text-line-through-style="none" style:text-line-through-type="none" style:font-name="Menlo" fo:font-size="9.05000019073486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999999" style:text-line-through-style="none" style:text-line-through-type="none" style:font-name="Menlo" fo:font-size="9.05000019073486pt" fo:letter-spacing="normal" fo:font-style="normal" style:text-underline-style="none" fo:font-weight="normal" officeooo:rsid="00202e27" style:text-blinking="false"/>
    </style:style>
    <style:style style:name="T16" style:family="text">
      <style:text-properties fo:font-variant="normal" fo:text-transform="none" fo:color="#999999" style:text-line-through-style="none" style:text-line-through-type="none" style:font-name="Menlo" fo:font-size="9.05000019073486pt" fo:letter-spacing="normal" fo:font-style="normal" style:text-underline-style="none" fo:font-weight="normal" style:text-blinking="false" style:font-weight-asian="normal" style:font-weight-complex="normal"/>
    </style:style>
    <style:style style:name="T17" style:family="text">
      <style:text-properties fo:font-variant="normal" fo:text-transform="none" fo:color="#999999" fo:letter-spacing="normal"/>
    </style:style>
    <style:style style:name="T18" style:family="text">
      <style:text-properties fo:font-variant="normal" fo:text-transform="none" fo:color="#999999" fo:letter-spacing="normal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font-name="Menlo" fo:font-size="9.05000019073486pt" fo:letter-spacing="normal" fo:font-style="normal" fo:font-weight="normal" officeooo:rsid="0023dcbe"/>
    </style:style>
    <style:style style:name="T20" style:family="text">
      <style:text-properties fo:font-variant="normal" fo:text-transform="none" style:use-window-font-color="true" style:font-name="Menlo" fo:font-size="9.05000019073486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style:use-window-font-color="true" style:font-name="Menlo" fo:font-size="9.05000019073486pt" fo:letter-spacing="normal" fo:font-style="normal" fo:font-weight="normal" officeooo:rsid="002b7c19" style:font-weight-asian="normal" style:font-weight-complex="normal"/>
    </style:style>
    <style:style style:name="T22" style:family="text">
      <style:text-properties fo:font-variant="normal" fo:text-transform="none" style:use-window-font-color="true" style:font-name="Menlo" fo:font-size="9.05000019073486pt" fo:letter-spacing="normal" fo:font-style="normal" fo:font-weight="normal" officeooo:rsid="0030bb0a" style:font-weight-asian="normal" style:font-weight-complex="normal"/>
    </style:style>
    <style:style style:name="T23" style:family="text">
      <style:text-properties fo:font-variant="normal" fo:text-transform="none" style:use-window-font-color="true" style:font-name="Menlo" fo:font-size="9.05000019073486pt" fo:letter-spacing="normal" fo:font-style="normal" fo:font-weight="normal" officeooo:rsid="00396a94" style:font-weight-asian="normal" style:font-weight-complex="normal"/>
    </style:style>
    <style:style style:name="T24" style:family="text">
      <style:text-properties fo:font-variant="normal" fo:text-transform="none" style:use-window-font-color="true" style:font-name="Menlo" fo:font-size="9.05000019073486pt" fo:letter-spacing="normal" fo:font-style="normal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style:use-window-font-color="true" style:font-name="Menlo" fo:font-size="9.05000019073486pt" fo:letter-spacing="normal" fo:font-style="normal" officeooo:rsid="003acc2f" fo:background-color="transparent" loext:char-shading-value="0" style:font-weight-asian="normal" style:font-weight-complex="normal"/>
    </style:style>
    <style:style style:name="T26" style:family="text">
      <style:text-properties style:font-name="Menlo" fo:font-size="9.05000019073486pt"/>
    </style:style>
    <style:style style:name="T27" style:family="text">
      <style:text-properties style:font-name="Menlo" fo:font-size="9.05000019073486pt" fo:font-style="normal" fo:font-weight="normal"/>
    </style:style>
    <style:style style:name="T28" style:family="text">
      <style:text-properties style:font-name="Menlo" fo:font-size="9.05000019073486pt" fo:font-style="normal" fo:font-weight="normal" officeooo:rsid="003b8d44" fo:background-color="transparent" loext:char-shading-value="0" style:font-weight-asian="normal" style:font-weight-complex="normal"/>
    </style:style>
    <style:style style:name="T29" style:family="text">
      <style:text-properties style:font-name="Menlo" fo:font-size="9.05000019073486pt" fo:font-weight="normal"/>
    </style:style>
    <style:style style:name="T30" style:family="text">
      <style:text-properties fo:color="#999999"/>
    </style:style>
    <style:style style:name="T31" style:family="text">
      <style:text-properties fo:color="#999999" style:text-line-through-style="none" style:text-line-through-type="none" style:text-underline-style="none" style:text-blinking="false"/>
    </style:style>
    <style:style style:name="T32" style:family="text">
      <style:text-properties style:text-line-through-style="none" style:text-line-through-type="none" style:text-underline-style="none" style:text-blinking="false"/>
    </style:style>
    <style:style style:name="T33" style:family="text">
      <style:text-properties style:text-line-through-style="none" style:text-line-through-type="none" style:text-underline-style="none" officeooo:rsid="00246185" style:text-blinking="false"/>
    </style:style>
    <style:style style:name="T34" style:family="text">
      <style:text-properties officeooo:rsid="0020d7b7"/>
    </style:style>
    <style:style style:name="T35" style:family="text">
      <style:text-properties officeooo:rsid="00289bbc"/>
    </style:style>
    <style:style style:name="T36" style:family="text">
      <style:text-properties officeooo:rsid="002a19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This is a quick start guide for a MERN project. Based on the tutorial accessible via the following URL:</text:p>
      <text:p text:style-name="P65">https://blog.bitsrc.io/build-a-login-auth-app-with-mern-stack-part-1-c405048e3669</text:p>
      <text:p text:style-name="P64"/>
      <text:list xml:id="list3572728344" text:style-name="L1">
        <text:list-item>
          <text:p text:style-name="P63">Make a project directory</text:p>
        </text:list-item>
        <text:list-item>
          <text:p text:style-name="P63">npm init</text:p>
        </text:list-item>
        <text:list-item>
          <text:p text:style-name="P63">press ‘enter’ to everything except entry point which should be ‘server.js’</text:p>
        </text:list-item>
        <text:list-item>
          <text:p text:style-name="P66">npm i bcryptjs body-parser concurrently express is-empty jsonwebtoken mongoose passport passport-jwt validator</text:p>
        </text:list-item>
        <text:list-item>
          <text:p text:style-name="P67">got to package.json and change “scripts” to</text:p>
        </text:list-item>
      </text:list>
      <text:p text:style-name="P36">"scripts": {<text:line-break/><text:tab/>"client-install": "npm install --prefix client",<text:line-break/><text:tab/>"start": "node server.js",<text:line-break/><text:tab/>"server": "nodemon server.js",<text:line-break/><text:tab/>"client": "npm start --prefix client",<text:line-break/><text:tab/>"dev": "concurrently \"npm run server\" \"npm run client\""<text:line-break/>},</text:p>
      <text:list xml:id="list1770741267" text:style-name="L2">
        <text:list-item>
          <text:p text:style-name="P68">go to cloud.mongodb.com</text:p>
        </text:list-item>
        <text:list-item>
          <text:p text:style-name="P68">create an AWS project on free tier</text:p>
        </text:list-item>
        <text:list-item>
          <text:p text:style-name="P68">create a user (eg. Username and password each user123)</text:p>
        </text:list-item>
        <text:list-item>
          <text:p text:style-name="P68">in the root directory create ‘config’ folder</text:p>
        </text:list-item>
        <text:list-item>
          <text:p text:style-name="P68">in ‘config’ create ‘keys.js’</text:p>
        </text:list-item>
        <text:list-item>
          <text:p text:style-name="P68">copy the connection string from MongoDB</text:p>
        </text:list-item>
        <text:list-item>
          <text:p text:style-name="P68">put this in keys.js</text:p>
        </text:list-item>
      </text:list>
      <text:p text:style-name="P38"><text:span text:style-name="T11">module.exports = {<text:line-break/><text:tab/>mongoURI: "YOUR_MONGOURI_HERE", </text:span><text:span text:style-name="T30"><text:line-break/><text:tab/></text:span><text:span text:style-name="Strong_20_Emphasis"><text:span text:style-name="T9">secretOrKey: "secret"</text:span></text:span><text:span text:style-name="T11"><text:line-break/>};</text:span></text:p>
      <text:list xml:id="list2938821469" text:style-name="L3">
        <text:list-item>
          <text:p text:style-name="P69">go to ‘server.js’ and type</text:p>
        </text:list-item>
      </text:list>
      <text:p text:style-name="P3"><text:bookmark text:name="b155"/>const express = require("express");</text:p>
      <text:p text:style-name="P4">const mongoose = require("mongoose");</text:p>
      <text:p text:style-name="P33"><text:span text:style-name="T9">const bodyParser = require("body-parser");</text:span><text:bookmark text:name="2d5f"/><text:span text:style-name="T9">const app = express();</text:span><text:bookmark text:name="72c4"/><text:span text:style-name="T9">// Bodyparser middleware</text:span></text:p>
      <text:p text:style-name="P33"><text:bookmark text:name="9d14"/><text:span text:style-name="Strong_20_Emphasis"><text:span text:style-name="T12">const passport = require("passport");</text:span></text:span></text:p>
      <text:p text:style-name="P33"><text:bookmark text:name="f67a"/><text:span text:style-name="Strong_20_Emphasis"><text:span text:style-name="T12">const users = require("./routes/api/users");</text:span></text:span></text:p>
      <text:p text:style-name="P4"/>
      <text:p text:style-name="P4">app.use(</text:p>
      <text:p text:style-name="P17"><text:s text:c="2"/><text:span text:style-name="T27">bodyParser.urlencoded({</text:span></text:p>
      <text:p text:style-name="P17"><text:s text:c="4"/><text:span text:style-name="T27">extended: false</text:span></text:p>
      <text:p text:style-name="P17"><text:s text:c="2"/><text:span text:style-name="T27">})</text:span></text:p>
      <text:p text:style-name="P4">);</text:p>
      <text:p text:style-name="P17"><text:span text:style-name="T27">app.use(bodyParser.json());</text:span><text:bookmark text:name="0d38"/><text:span text:style-name="T27">// DB Config</text:span></text:p>
      <text:p text:style-name="P17"><text:span text:style-name="T27">const db = require("./config/keys").mongoURI;</text:span><text:bookmark text:name="041f"/><text:span text:style-name="T27">// Connect to MongoDB</text:span></text:p>
      <text:p text:style-name="P4">mongoose</text:p>
      <text:p text:style-name="P17"><text:s text:c="2"/><text:span text:style-name="T27">.connect(</text:span></text:p>
      <text:p text:style-name="P17"><text:s text:c="4"/><text:span text:style-name="T27">db,</text:span></text:p>
      <text:p text:style-name="P17"><text:s text:c="4"/><text:span text:style-name="T27">{ useNewUrlParser: true }</text:span></text:p>
      <text:p text:style-name="P17"><text:s text:c="2"/><text:span text:style-name="T27">)</text:span></text:p>
      <text:p text:style-name="P17"><text:s text:c="2"/><text:span text:style-name="T27">.then(() =&gt; console.log("MongoDB successfully connected"))</text:span></text:p>
      <text:p text:style-name="P5"><text:s text:c="2"/>.catch(err =&gt; console.log(err));</text:p>
      <text:p text:style-name="P33"><text:bookmark text:name="944b"/><text:span text:style-name="Strong_20_Emphasis"><text:span text:style-name="T12">// Passport middleware</text:span></text:span></text:p>
      <text:p text:style-name="P33"><text:span text:style-name="Strong_20_Emphasis"><text:span text:style-name="T12">app.use(passport.initialize());</text:span></text:span></text:p>
      <text:p text:style-name="P33"><text:bookmark text:name="144e"/><text:span text:style-name="Strong_20_Emphasis"><text:span text:style-name="T12">// Passport config</text:span></text:span></text:p>
      <text:p text:style-name="P33"><text:span text:style-name="Strong_20_Emphasis"><text:span text:style-name="T12">require("./config/passport")(passport);</text:span></text:span></text:p>
      <text:p text:style-name="P33"><text:bookmark text:name="8f05"/><text:span text:style-name="Strong_20_Emphasis"><text:span text:style-name="T12">// Routes</text:span></text:span></text:p>
      <text:p text:style-name="P33"><text:span text:style-name="Strong_20_Emphasis"><text:span text:style-name="T12">app.use("/api/users", users);</text:span></text:span><text:span text:style-name="T17"> <text:s/></text:span></text:p>
      <text:p text:style-name="P21"><text:bookmark text:name="cb67"/><text:span text:style-name="T27">const port = process.env.PORT || 5000;</text:span><text:bookmark text:name="14f6"/><text:span text:style-name="T27">app.listen(port, () =&gt; console.log(`Server up and running on port ${port} !`));</text:span></text:p>
      <text:list xml:id="list643937457" text:style-name="L4">
        <text:list-item>
          <text:p text:style-name="P70">nodemon run server</text:p>
        </text:list-item>
        <text:list-item>
          <text:p text:style-name="P70">create ‘models’ folder in root directory</text:p>
        </text:list-item>
        <text:list-item>
          <text:p text:style-name="P70">in ‘models’ create ‘User.js’</text:p>
        </text:list-item>
        <text:list-item>
          <text:p text:style-name="P70">in ‘User.js’ type</text:p>
        </text:list-item>
      </text:list>
      <text:p text:style-name="P6"><text:bookmark text:name="5c4d"/><text:soft-page-break/>const mongoose = require("mongoose");</text:p>
      <text:p text:style-name="P12"><text:span text:style-name="T26">const Schema = mongoose.Schema;</text:span><text:bookmark text:name="c7d0"/><text:span text:style-name="T26">// Create Schema</text:span></text:p>
      <text:p text:style-name="P7">const UserSchema = new Schema({</text:p>
      <text:p text:style-name="P18"><text:s text:c="2"/><text:span text:style-name="T27">name: {</text:span></text:p>
      <text:p text:style-name="P18"><text:s text:c="4"/><text:span text:style-name="T27">type: String,</text:span></text:p>
      <text:p text:style-name="P18"><text:s text:c="4"/><text:span text:style-name="T27">required: true</text:span></text:p>
      <text:p text:style-name="P18"><text:s text:c="2"/><text:span text:style-name="T27">},</text:span></text:p>
      <text:p text:style-name="P18"><text:s text:c="2"/><text:span text:style-name="T27">email: {</text:span></text:p>
      <text:p text:style-name="P18"><text:s text:c="4"/><text:span text:style-name="T27">type: String,</text:span></text:p>
      <text:p text:style-name="P18"><text:s text:c="4"/><text:span text:style-name="T27">required: true</text:span></text:p>
      <text:p text:style-name="P18"><text:s text:c="2"/><text:span text:style-name="T27">},</text:span></text:p>
      <text:p text:style-name="P18"><text:s text:c="2"/><text:span text:style-name="T27">password: {</text:span></text:p>
      <text:p text:style-name="P18"><text:s text:c="4"/><text:span text:style-name="T27">type: String,</text:span></text:p>
      <text:p text:style-name="P18"><text:s text:c="4"/><text:span text:style-name="T27">required: true</text:span></text:p>
      <text:p text:style-name="P18"><text:s text:c="2"/><text:span text:style-name="T27">},</text:span></text:p>
      <text:p text:style-name="P18"><text:s text:c="2"/><text:span text:style-name="T27">date: {</text:span></text:p>
      <text:p text:style-name="P18"><text:s text:c="4"/><text:span text:style-name="T27">type: Date,</text:span></text:p>
      <text:p text:style-name="P18"><text:s text:c="4"/><text:span text:style-name="T27">default: Date.now</text:span></text:p>
      <text:p text:style-name="P18"><text:s text:c="2"/><text:span text:style-name="T27">}</text:span></text:p>
      <text:p text:style-name="P7">});</text:p>
      <text:p text:style-name="P7"><text:bookmark text:name="1d39"/>module.exports = User = mongoose.model("users", UserSchema);</text:p>
      <text:list xml:id="list1161668461" text:style-name="L5">
        <text:list-item>
          <text:p text:style-name="P71">In the root folder create ‘validation’ folder</text:p>
        </text:list-item>
        <text:list-item>
          <text:p text:style-name="P71">In ‘validation’ folder create ‘register.js’ and ‘login.js’</text:p>
        </text:list-item>
        <text:list-item>
          <text:p text:style-name="P71">in ‘register.js’ put</text:p>
        </text:list-item>
      </text:list>
      <text:p text:style-name="P8"><text:bookmark text:name="2506"/>const Validator = require("validator");</text:p>
      <text:p text:style-name="P9">const isEmpty = require("is-empty");</text:p>
      <text:p text:style-name="P9"><text:bookmark text:name="94f3"/>module.exports = function validateRegisterInput(data) {</text:p>
      <text:p text:style-name="P19"><text:s text:c="2"/><text:span text:style-name="T27">let errors = {};</text:span><text:bookmark text:name="577e"/><text:span text:style-name="T27">// Convert empty fields to an empty string so we can use validator functions</text:span></text:p>
      <text:p text:style-name="P19"><text:s text:c="2"/><text:span text:style-name="T27">data.name = !isEmpty(data.name) ? data.name : "";</text:span></text:p>
      <text:p text:style-name="P19"><text:s text:c="2"/><text:span text:style-name="T27">data.email = !isEmpty(data.email) ? data.email : "";</text:span></text:p>
      <text:p text:style-name="P19"><text:s text:c="2"/><text:span text:style-name="T27">data.password = !isEmpty(data.password) ? data.password : "";</text:span></text:p>
      <text:p text:style-name="P19"><text:s text:c="2"/><text:span text:style-name="T27">data.password2 = !isEmpty(data.password2) ? data.password2 : "";</text:span><text:bookmark text:name="5a48"/><text:span text:style-name="T27">// Name checks</text:span></text:p>
      <text:p text:style-name="P19"><text:s text:c="2"/><text:span text:style-name="T27">if (Validator.isEmpty(data.name)) {</text:span></text:p>
      <text:p text:style-name="P19"><text:s text:c="4"/><text:span text:style-name="T27">errors.name = "Name field is required";</text:span></text:p>
      <text:p text:style-name="P19"><text:s text:c="2"/><text:span text:style-name="T27">}</text:span><text:bookmark text:name="aa2e"/><text:span text:style-name="T27">// Email checks</text:span></text:p>
      <text:p text:style-name="P19"><text:s text:c="2"/><text:span text:style-name="T27">if (Validator.isEmpty(data.email)) {</text:span></text:p>
      <text:p text:style-name="P19"><text:s text:c="4"/><text:span text:style-name="T27">errors.email = "Email field is required";</text:span></text:p>
      <text:p text:style-name="P19"><text:s text:c="2"/><text:span text:style-name="T27">} else if (!Validator.isEmail(data.email)) {</text:span></text:p>
      <text:p text:style-name="P19"><text:s text:c="4"/><text:span text:style-name="T27">errors.email = "Email is invalid";</text:span></text:p>
      <text:p text:style-name="P19"><text:s text:c="2"/><text:span text:style-name="T27">}</text:span><text:bookmark text:name="fa91"/><text:span text:style-name="T27">// Password checks</text:span></text:p>
      <text:p text:style-name="P19"><text:s text:c="2"/><text:span text:style-name="T27">if (Validator.isEmpty(data.password)) {</text:span></text:p>
      <text:p text:style-name="P19"><text:s text:c="4"/><text:span text:style-name="T27">errors.password = "Password field is required";</text:span></text:p>
      <text:p text:style-name="P19"><text:s text:c="2"/><text:span text:style-name="T27">}</text:span><text:bookmark text:name="595c"/><text:span text:style-name="T27">if (Validator.isEmpty(data.password2)) {</text:span></text:p>
      <text:p text:style-name="P19"><text:s text:c="4"/><text:span text:style-name="T27">errors.password2 = "Confirm password field is required";</text:span></text:p>
      <text:p text:style-name="P19"><text:s text:c="2"/><text:span text:style-name="T27">}</text:span><text:bookmark text:name="5a2b"/><text:span text:style-name="T27">if (!Validator.isLength(data.password, { min: 6, max: 30 })) {</text:span></text:p>
      <text:p text:style-name="P19"><text:s text:c="4"/><text:span text:style-name="T27">errors.password = "Password must be at least 6 characters";</text:span></text:p>
      <text:p text:style-name="P19"><text:s text:c="2"/><text:span text:style-name="T27">}</text:span><text:bookmark text:name="58bb"/><text:span text:style-name="T27">if (!Validator.equals(data.password, data.password2)) {</text:span></text:p>
      <text:p text:style-name="P19"><text:s text:c="4"/><text:span text:style-name="T27">errors.password2 = "Passwords must match";</text:span></text:p>
      <text:p text:style-name="P19"><text:s text:c="2"/><text:span text:style-name="T27">}</text:span><text:bookmark text:name="2640"/><text:span text:style-name="T27">return {</text:span></text:p>
      <text:p text:style-name="P19"><text:s text:c="4"/><text:span text:style-name="T27">errors,</text:span></text:p>
      <text:p text:style-name="P19"><text:s text:c="4"/><text:span text:style-name="T27">isValid: isEmpty(errors)</text:span></text:p>
      <text:p text:style-name="P19"><text:s text:c="2"/><text:span text:style-name="T27">};</text:span></text:p>
      <text:p text:style-name="P9">};</text:p>
      <text:list xml:id="list130548544879038" text:continue-numbering="true" text:style-name="L5">
        <text:list-item>
          <text:p text:style-name="P71">in ‘login.js’ put</text:p>
        </text:list-item>
      </text:list>
      <text:p text:style-name="P8"><text:bookmark text:name="d6ab"/>const Validator = require("validator");</text:p>
      <text:p text:style-name="P19"><text:span text:style-name="T27">const isEmpty = require("is-empty");</text:span><text:bookmark text:name="a075"/><text:span text:style-name="T27">module.exports = function validateLoginInput(data) {</text:span></text:p>
      <text:p text:style-name="P19"><text:s text:c="2"/><text:span text:style-name="T27">let errors = {};</text:span><text:bookmark text:name="9354"/><text:span text:style-name="T27">// Convert empty fields to an empty string so we can use validator functions</text:span></text:p>
      <text:p text:style-name="P19"><text:s text:c="2"/><text:span text:style-name="T27">data.email = !isEmpty(data.email) ? data.email : "";</text:span></text:p>
      <text:p text:style-name="P19"><text:soft-page-break/><text:s text:c="2"/><text:span text:style-name="T27">data.password = !isEmpty(data.password) ? data.password : "";</text:span><text:bookmark text:name="0302"/><text:span text:style-name="T27">// Email checks</text:span></text:p>
      <text:p text:style-name="P19"><text:s text:c="2"/><text:span text:style-name="T27">if (Validator.isEmpty(data.email)) {</text:span></text:p>
      <text:p text:style-name="P19"><text:s text:c="4"/><text:span text:style-name="T27">errors.email = "Email field is required";</text:span></text:p>
      <text:p text:style-name="P19"><text:s text:c="2"/><text:span text:style-name="T27">} else if (!Validator.isEmail(data.email)) {</text:span></text:p>
      <text:p text:style-name="P19"><text:s text:c="4"/><text:span text:style-name="T27">errors.email = "Email is invalid";</text:span></text:p>
      <text:p text:style-name="P19"><text:s text:c="2"/><text:span text:style-name="T27">}</text:span><text:bookmark text:name="2dd2"/><text:span text:style-name="T27">// Password checks</text:span></text:p>
      <text:p text:style-name="P19"><text:s text:c="2"/><text:span text:style-name="T27">if (Validator.isEmpty(data.password)) {</text:span></text:p>
      <text:p text:style-name="P19"><text:s text:c="4"/><text:span text:style-name="T27">errors.password = "Password field is required";</text:span></text:p>
      <text:p text:style-name="P19"><text:s text:c="2"/><text:span text:style-name="T27">}</text:span><text:bookmark text:name="d6f0"/><text:span text:style-name="T27">return {</text:span></text:p>
      <text:p text:style-name="P19"><text:s text:c="4"/><text:span text:style-name="T27">errors,</text:span></text:p>
      <text:p text:style-name="P19"><text:s text:c="4"/><text:span text:style-name="T27">isValid: isEmpty(errors)</text:span></text:p>
      <text:p text:style-name="P19"><text:s text:c="2"/><text:span text:style-name="T27">};</text:span></text:p>
      <text:p text:style-name="P9">};</text:p>
      <text:list xml:id="list3038892949" text:style-name="L6">
        <text:list-item>
          <text:p text:style-name="P72">in the root directory create a ‘routes’ folder</text:p>
        </text:list-item>
        <text:list-item>
          <text:p text:style-name="P73">in the ‘routes’ folder create ‘api’ folder</text:p>
        </text:list-item>
        <text:list-item>
          <text:p text:style-name="P73">in ‘api’ folder create ‘users.js’</text:p>
        </text:list-item>
        <text:list-item>
          <text:p text:style-name="P73">in ‘user.js’ put</text:p>
        </text:list-item>
      </text:list>
      <text:p text:style-name="P10"><text:bookmark text:name="e16a"/>const express = require("express");</text:p>
      <text:p text:style-name="P1">const router = express.Router();</text:p>
      <text:p text:style-name="P1">const bcrypt = require("bcryptjs");</text:p>
      <text:p text:style-name="P1">const jwt = require("jsonwebtoken");</text:p>
      <text:p text:style-name="P13"><text:span text:style-name="T26">const keys = require("../../config/keys");</text:span><text:bookmark text:name="c552"/><text:span text:style-name="T26">// Load input validation</text:span></text:p>
      <text:p text:style-name="P1">const validateRegisterInput = require("../../validation/register");</text:p>
      <text:p text:style-name="P13"><text:span text:style-name="T26">const validateLoginInput = require("../../validation/login");</text:span><text:bookmark text:name="032a"/><text:span text:style-name="T26">// Load User model</text:span></text:p>
      <text:p text:style-name="P1">const User = require("../../models/User");</text:p>
      <text:p text:style-name="P31"><text:bookmark text:name="4176"/><text:span text:style-name="T10">// </text:span><text:a xlink:type="simple" xlink:href="http://twitter.com/route" office:target-frame-name="_blank" xlink:show="new" text:style-name="Internet_20_link" text:visited-style-name="Visited_20_Internet_20_Link"><text:span text:style-name="T15">@route</text:span></text:a><text:span text:style-name="T10"> POST api/users/register</text:span></text:p>
      <text:p text:style-name="P31"><text:span text:style-name="T9">// </text:span><text:a xlink:type="simple" xlink:href="http://twitter.com/desc" office:target-frame-name="_blank" xlink:show="new" text:style-name="Internet_20_link" text:visited-style-name="Visited_20_Internet_20_Link"><text:span text:style-name="T14">@desc</text:span></text:a><text:span text:style-name="T9"> Register user</text:span></text:p>
      <text:p text:style-name="P31"><text:span text:style-name="T9">// </text:span><text:a xlink:type="simple" xlink:href="http://twitter.com/access" office:target-frame-name="_blank" xlink:show="new" text:style-name="Internet_20_link" text:visited-style-name="Visited_20_Internet_20_Link"><text:span text:style-name="T14">@access</text:span></text:a><text:span text:style-name="T9"> Public</text:span></text:p>
      <text:p text:style-name="P1">router.post("/register", (req, res) =&gt; {</text:p>
      <text:p text:style-name="P31"><text:span text:style-name="T17"><text:s text:c="2"/></text:span><text:span text:style-name="T9">// Form validation</text:span><text:bookmark text:name="2636"/><text:span text:style-name="T9">const { errors, isValid } = validateRegisterInput(req.body);</text:span><text:bookmark text:name="b79a"/><text:span text:style-name="T9">// Check validation</text:span></text:p>
      <text:p text:style-name="P31"><text:span text:style-name="T17"><text:s text:c="2"/></text:span><text:span text:style-name="T9">if (!isValid) {</text:span></text:p>
      <text:p text:style-name="P31"><text:span text:style-name="T17"><text:s text:c="4"/></text:span><text:span text:style-name="T9">return res.status(400).json(errors);</text:span></text:p>
      <text:p text:style-name="P31"><text:span text:style-name="T17"><text:s text:c="2"/></text:span><text:span text:style-name="T9">}</text:span><text:bookmark text:name="44aa"/><text:span text:style-name="T9">User.findOne({ email: req.body.email }).then(user =&gt; {</text:span></text:p>
      <text:p text:style-name="P31"><text:span text:style-name="T17"><text:s text:c="4"/></text:span><text:span text:style-name="T9">if (user) {</text:span></text:p>
      <text:p text:style-name="P31"><text:span text:style-name="T17"><text:s text:c="6"/></text:span><text:span text:style-name="T9">return res.status(400).json({ email: "Email already exists" });</text:span></text:p>
      <text:p text:style-name="P31"><text:span text:style-name="T17"><text:s text:c="4"/></text:span><text:span text:style-name="T9">} else {</text:span></text:p>
      <text:p text:style-name="P31"><text:span text:style-name="T17"><text:s text:c="6"/></text:span><text:span text:style-name="T9">const newUser = new User({</text:span></text:p>
      <text:p text:style-name="P31"><text:span text:style-name="T17"><text:s text:c="8"/></text:span><text:span text:style-name="T9">name: req.body.name,</text:span></text:p>
      <text:p text:style-name="P31"><text:span text:style-name="T17"><text:s text:c="8"/></text:span><text:span text:style-name="T9">email: req.body.email,</text:span></text:p>
      <text:p text:style-name="P31"><text:span text:style-name="T17"><text:s text:c="8"/></text:span><text:span text:style-name="T9">password: req.body.password</text:span></text:p>
      <text:p text:style-name="P31"><text:span text:style-name="T17"><text:s text:c="6"/></text:span><text:span text:style-name="T9">});</text:span><text:bookmark text:name="6676"/><text:span text:style-name="T9">// Hash password before saving in database</text:span></text:p>
      <text:p text:style-name="P31"><text:span text:style-name="T17"><text:s text:c="6"/></text:span><text:span text:style-name="T9">bcrypt.genSalt(10, (err, salt) =&gt; {</text:span></text:p>
      <text:p text:style-name="P31"><text:span text:style-name="T17"><text:s text:c="8"/></text:span><text:span text:style-name="T9">bcrypt.hash(newUser.password, salt, (err, hash) =&gt; {</text:span></text:p>
      <text:p text:style-name="P31"><text:span text:style-name="T17"><text:s text:c="10"/></text:span><text:span text:style-name="T9">if (err) throw err;</text:span></text:p>
      <text:p text:style-name="P31"><text:span text:style-name="T17"><text:s text:c="10"/></text:span><text:span text:style-name="T9">newUser.password = hash;</text:span></text:p>
      <text:p text:style-name="P31"><text:span text:style-name="T17"><text:s text:c="10"/></text:span><text:span text:style-name="T9">newUser</text:span></text:p>
      <text:p text:style-name="P31"><text:span text:style-name="T17"><text:s text:c="12"/></text:span><text:span text:style-name="T9">.save()</text:span></text:p>
      <text:p text:style-name="P31"><text:span text:style-name="T17"><text:s text:c="12"/></text:span><text:span text:style-name="T9">.then(user =&gt; res.json(user))</text:span></text:p>
      <text:p text:style-name="P31"><text:span text:style-name="T17"><text:s text:c="12"/></text:span><text:span text:style-name="T9">.catch(err =&gt; console.log(err));</text:span></text:p>
      <text:p text:style-name="P31"><text:span text:style-name="T17"><text:s text:c="8"/></text:span><text:span text:style-name="T9">});</text:span></text:p>
      <text:p text:style-name="P31"><text:span text:style-name="T17"><text:s text:c="6"/></text:span><text:span text:style-name="T9">});</text:span></text:p>
      <text:p text:style-name="P31"><text:span text:style-name="T17"><text:s text:c="4"/></text:span><text:span text:style-name="T9">}</text:span></text:p>
      <text:p text:style-name="P31"><text:span text:style-name="T17"><text:s text:c="2"/></text:span><text:span text:style-name="T9">});</text:span></text:p>
      <text:p text:style-name="P1">});</text:p>
      <text:p text:style-name="P32"><text:bookmark text:name="b24d"/><text:span text:style-name="T9">// </text:span><text:a xlink:type="simple" xlink:href="http://twitter.com/route" office:target-frame-name="_blank" xlink:show="new" text:style-name="Internet_20_link" text:visited-style-name="Visited_20_Internet_20_Link"><text:span text:style-name="T14">@route</text:span></text:a><text:span text:style-name="T9"> POST api/users/login</text:span></text:p>
      <text:p text:style-name="P32"><text:span text:style-name="T9">// </text:span><text:a xlink:type="simple" xlink:href="http://twitter.com/desc" office:target-frame-name="_blank" xlink:show="new" text:style-name="Internet_20_link" text:visited-style-name="Visited_20_Internet_20_Link"><text:span text:style-name="T14">@desc</text:span></text:a><text:span text:style-name="T9"> Login user and return JWT token</text:span></text:p>
      <text:p text:style-name="P32"><text:span text:style-name="T9">// </text:span><text:a xlink:type="simple" xlink:href="http://twitter.com/access" office:target-frame-name="_blank" xlink:show="new" text:style-name="Internet_20_link" text:visited-style-name="Visited_20_Internet_20_Link"><text:span text:style-name="T14">@access</text:span></text:a><text:span text:style-name="T9"> Public</text:span></text:p>
      <text:p text:style-name="P2">router.post("/login", (req, res) =&gt; {</text:p>
      <text:p text:style-name="P32"><text:soft-page-break/><text:span text:style-name="T17"><text:s text:c="2"/></text:span><text:span text:style-name="T9">// Form validation</text:span><text:bookmark text:name="79f5"/><text:span text:style-name="T9">const { errors, isValid } = validateLoginInput(req.body);</text:span><text:bookmark text:name="ace5"/><text:span text:style-name="T9">// Check validation</text:span></text:p>
      <text:p text:style-name="P32"><text:span text:style-name="T17"><text:s text:c="2"/></text:span><text:span text:style-name="T9">if (!isValid) {</text:span></text:p>
      <text:p text:style-name="P32"><text:span text:style-name="T17"><text:s text:c="4"/></text:span><text:span text:style-name="T9">return res.status(400).json(errors);</text:span></text:p>
      <text:p text:style-name="P32"><text:span text:style-name="T17"><text:s text:c="2"/></text:span><text:span text:style-name="T9">}</text:span><text:bookmark text:name="9077"/><text:span text:style-name="T9">const email = req.body.email;</text:span></text:p>
      <text:p text:style-name="P32"><text:span text:style-name="T17"><text:s text:c="2"/></text:span><text:span text:style-name="T9">const password = req.body.password;</text:span><text:bookmark text:name="d7ab"/><text:span text:style-name="T9">// Find user by email</text:span></text:p>
      <text:p text:style-name="P32"><text:span text:style-name="T17"><text:s text:c="2"/></text:span><text:span text:style-name="T9">User.findOne({ email }).then(user =&gt; {</text:span></text:p>
      <text:p text:style-name="P32"><text:span text:style-name="T17"><text:s text:c="4"/></text:span><text:span text:style-name="T9">// Check if user exists</text:span></text:p>
      <text:p text:style-name="P32"><text:span text:style-name="T17"><text:s text:c="4"/></text:span><text:span text:style-name="T9">if (!user) {</text:span></text:p>
      <text:p text:style-name="P32"><text:span text:style-name="T17"><text:s text:c="6"/></text:span><text:span text:style-name="T9">return res.status(404).json({ emailnotfound: "Email not found" });</text:span></text:p>
      <text:p text:style-name="P32"><text:span text:style-name="T17"><text:s text:c="4"/></text:span><text:span text:style-name="T9">}</text:span><text:bookmark text:name="f6c2"/><text:span text:style-name="T9">// Check password</text:span></text:p>
      <text:p text:style-name="P32"><text:span text:style-name="T17"><text:s text:c="4"/></text:span><text:span text:style-name="T9">bcrypt.compare(password, user.password).then(isMatch =&gt; {</text:span></text:p>
      <text:p text:style-name="P32"><text:span text:style-name="T17"><text:s text:c="6"/></text:span><text:span text:style-name="T9">if (isMatch) {</text:span></text:p>
      <text:p text:style-name="P32"><text:span text:style-name="T17"><text:s text:c="8"/></text:span><text:span text:style-name="T9">// User matched</text:span></text:p>
      <text:p text:style-name="P32"><text:span text:style-name="T17"><text:s text:c="8"/></text:span><text:span text:style-name="T9">// Create JWT Payload</text:span></text:p>
      <text:p text:style-name="P32"><text:span text:style-name="T17"><text:s text:c="8"/></text:span><text:span text:style-name="T9">const payload = {</text:span></text:p>
      <text:p text:style-name="P32"><text:span text:style-name="T17"><text:s text:c="10"/></text:span><text:span text:style-name="T9">id: user.id,</text:span></text:p>
      <text:p text:style-name="P32"><text:span text:style-name="T17"><text:s text:c="10"/></text:span><text:span text:style-name="T9">name: user.name</text:span></text:p>
      <text:p text:style-name="P32"><text:span text:style-name="T17"><text:s text:c="8"/></text:span><text:span text:style-name="T9">};</text:span><text:bookmark text:name="a244"/><text:span text:style-name="T9">// Sign token</text:span></text:p>
      <text:p text:style-name="P32"><text:span text:style-name="T17"><text:s text:c="8"/></text:span><text:span text:style-name="T9">jwt.sign(</text:span></text:p>
      <text:p text:style-name="P32"><text:span text:style-name="T17"><text:s text:c="10"/></text:span><text:span text:style-name="T9">payload,</text:span></text:p>
      <text:p text:style-name="P32"><text:span text:style-name="T17"><text:s text:c="10"/></text:span><text:span text:style-name="T9">keys.secretOrKey,</text:span></text:p>
      <text:p text:style-name="P32"><text:span text:style-name="T17"><text:s text:c="10"/></text:span><text:span text:style-name="T9">{</text:span></text:p>
      <text:p text:style-name="P32"><text:span text:style-name="T17"><text:s text:c="12"/></text:span><text:span text:style-name="T9">expiresIn: 31556926 // 1 year in seconds</text:span></text:p>
      <text:p text:style-name="P32"><text:span text:style-name="T17"><text:s text:c="10"/></text:span><text:span text:style-name="T9">},</text:span></text:p>
      <text:p text:style-name="P32"><text:span text:style-name="T17"><text:s text:c="10"/></text:span><text:span text:style-name="T9">(err, token) =&gt; {</text:span></text:p>
      <text:p text:style-name="P32"><text:span text:style-name="T17"><text:s text:c="12"/></text:span><text:span text:style-name="T9">res.json({</text:span></text:p>
      <text:p text:style-name="P32"><text:span text:style-name="T17"><text:s text:c="14"/></text:span><text:span text:style-name="T9">success: true,</text:span></text:p>
      <text:p text:style-name="P32"><text:span text:style-name="T17"><text:s text:c="14"/></text:span><text:span text:style-name="T9">token: "Bearer " + token</text:span></text:p>
      <text:p text:style-name="P32"><text:span text:style-name="T17"><text:s text:c="12"/></text:span><text:span text:style-name="T9">});</text:span></text:p>
      <text:p text:style-name="P32"><text:span text:style-name="T17"><text:s text:c="10"/></text:span><text:span text:style-name="T9">}</text:span></text:p>
      <text:p text:style-name="P32"><text:span text:style-name="T17"><text:s text:c="8"/></text:span><text:span text:style-name="T9">);</text:span></text:p>
      <text:p text:style-name="P32"><text:span text:style-name="T17"><text:s text:c="6"/></text:span><text:span text:style-name="T9">} else {</text:span></text:p>
      <text:p text:style-name="P32"><text:span text:style-name="T17"><text:s text:c="8"/></text:span><text:span text:style-name="T9">return res</text:span></text:p>
      <text:p text:style-name="P32"><text:span text:style-name="T17"><text:s text:c="10"/></text:span><text:span text:style-name="T9">.status(400)</text:span></text:p>
      <text:p text:style-name="P32"><text:span text:style-name="T17"><text:s text:c="10"/></text:span><text:span text:style-name="T9">.json({ passwordincorrect: "Password incorrect" });</text:span></text:p>
      <text:p text:style-name="P32"><text:span text:style-name="T17"><text:s text:c="6"/></text:span><text:span text:style-name="T9">}</text:span></text:p>
      <text:p text:style-name="P32"><text:span text:style-name="T17"><text:s text:c="4"/></text:span><text:span text:style-name="T9">});</text:span></text:p>
      <text:p text:style-name="P32"><text:span text:style-name="T17"><text:s text:c="2"/></text:span><text:span text:style-name="T9">});</text:span></text:p>
      <text:p text:style-name="P2">});</text:p>
      <text:p text:style-name="P1"/>
      <text:list xml:id="list1762407123" text:style-name="L7">
        <text:list-item>
          <text:p text:style-name="P74">in ‘config’ folder create ‘passport.js’</text:p>
        </text:list-item>
        <text:list-item>
          <text:p text:style-name="P74">in ‘passport.js’ put</text:p>
        </text:list-item>
      </text:list>
      <text:p text:style-name="P11"><text:bookmark text:name="c48c"/>const JwtStrategy = require("passport-jwt").Strategy;</text:p>
      <text:p text:style-name="P2"><text:span text:style-name="T34">c</text:span>onst ExtractJwt = require("passport-jwt").ExtractJwt;</text:p>
      <text:p text:style-name="P2">const mongoose = require("mongoose");</text:p>
      <text:p text:style-name="P2">const User = mongoose.model("users");</text:p>
      <text:p text:style-name="P14"><text:span text:style-name="T26">const keys = require("../config/keys");</text:span><text:bookmark text:name="118d"/><text:span text:style-name="T26">const opts = {};</text:span></text:p>
      <text:p text:style-name="P2">opts.jwtFromRequest = ExtractJwt.fromAuthHeaderAsBearerToken();</text:p>
      <text:p text:style-name="P20"><text:span text:style-name="T27">opts.secretOrKey = keys.secretOrKey;</text:span><text:bookmark text:name="fe95"/><text:span text:style-name="T27">module.exports = passport =&gt; {</text:span></text:p>
      <text:p text:style-name="P20"><text:s text:c="2"/><text:span text:style-name="T27">passport.use(</text:span></text:p>
      <text:p text:style-name="P20"><text:s text:c="4"/><text:span text:style-name="T27">new JwtStrategy(opts, (jwt_payload, done) =&gt; {</text:span></text:p>
      <text:p text:style-name="P20"><text:s text:c="6"/><text:span text:style-name="T27">User.findById(jwt_payload.id)</text:span></text:p>
      <text:p text:style-name="P20"><text:s text:c="8"/><text:span text:style-name="T27">.then(user =&gt; {</text:span></text:p>
      <text:p text:style-name="P20"><text:s text:c="10"/><text:span text:style-name="T27">if (user) {</text:span></text:p>
      <text:p text:style-name="P20"><text:s text:c="12"/><text:span text:style-name="T27">return done(null, user);</text:span></text:p>
      <text:p text:style-name="P20"><text:s text:c="10"/><text:span text:style-name="T27">}</text:span></text:p>
      <text:p text:style-name="P20"><text:s text:c="10"/><text:span text:style-name="T27">return done(null, false);</text:span></text:p>
      <text:p text:style-name="P20"><text:s text:c="8"/><text:span text:style-name="T27">})</text:span></text:p>
      <text:p text:style-name="P20"><text:s text:c="8"/><text:span text:style-name="T27">.catch(err =&gt; console.log(err));</text:span></text:p>
      <text:p text:style-name="P20"><text:soft-page-break/><text:s text:c="4"/><text:span text:style-name="T27">})</text:span></text:p>
      <text:p text:style-name="P20"><text:s text:c="2"/><text:span text:style-name="T27">);</text:span></text:p>
      <text:p text:style-name="P2">};</text:p>
      <text:p text:style-name="P37">module.exports = router;</text:p>
      <text:list xml:id="list1570832266" text:style-name="L8">
        <text:list-item>
          <text:p text:style-name="P75">Open Postman</text:p>
        </text:list-item>
        <text:list-item>
          <text:p text:style-name="P75">Set to POST</text:p>
        </text:list-item>
        <text:list-item>
          <text:p text:style-name="P90"><text:span text:style-name="T19">Set URL to </text:span><text:a xlink:type="simple" xlink:href="http://localhost:5000/api/users/register" text:style-name="Internet_20_link" text:visited-style-name="Visited_20_Internet_20_Link"><text:span text:style-name="T32">http://localhost:5000/api/users/register</text:span></text:a></text:p>
        </text:list-item>
        <text:list-item>
          <text:p text:style-name="P93">Go to body</text:p>
        </text:list-item>
        <text:list-item>
          <text:p text:style-name="P91"><text:span text:style-name="T33">Select </text:span><text:span text:style-name="T6">x-www-form-urlencoded</text:span></text:p>
        </text:list-item>
        <text:list-item>
          <text:p text:style-name="P84">Fill in a test user</text:p>
        </text:list-item>
        <text:list-item>
          <text:p text:style-name="P84">Hit send</text:p>
        </text:list-item>
        <text:list-item>
          <text:p text:style-name="P85">Verify that it works</text:p>
        </text:list-item>
        <text:list-item>
          <text:p text:style-name="P92"><text:span text:style-name="T7">Set URL to </text:span><text:a xlink:type="simple" xlink:href="http://localhost:5000/api/users/login" text:style-name="Internet_20_link" text:visited-style-name="Visited_20_Internet_20_Link"><text:span text:style-name="T6">http://localhost:5000/api/users/login</text:span></text:a></text:p>
        </text:list-item>
        <text:list-item>
          <text:p text:style-name="P85">Hit send</text:p>
        </text:list-item>
        <text:list-item>
          <text:p text:style-name="P85">Fill in a test user</text:p>
        </text:list-item>
        <text:list-item>
          <text:p text:style-name="P85">Verify that it works</text:p>
        </text:list-item>
        <text:list-item>
          <text:p text:style-name="P86"><text:span text:style-name="T35">in root directory run </text:span>mkdir client &amp;&amp; cd client &amp;&amp; create-react-app <text:span text:style-name="T36">frontend</text:span></text:p>
        </text:list-item>
        <text:list-item>
          <text:p text:style-name="P87">in ‘package.json’ put </text:p>
        </text:list-item>
      </text:list>
      <text:p text:style-name="P39"><text:span text:style-name="T9">"proxy": "</text:span><text:a xlink:type="simple" xlink:href="http://localhost:5000/" text:style-name="Internet_20_link" text:visited-style-name="Visited_20_Internet_20_Link"><text:span text:style-name="T31">http://localhost:5000</text:span></text:a><text:span text:style-name="T9">"</text:span></text:p>
      <text:list xml:id="list1056439668" text:style-name="L9">
        <text:list-item>
          <text:p text:style-name="P94"><text:span text:style-name="T3">cd into ‘client’ and run </text:span><text:span text:style-name="T2">npm i axios classnames jwt-decode react-redux react-router-dom redux redux-thunk</text:span></text:p>
        </text:list-item>
        <text:list-item>
          <text:p text:style-name="P76">npm run dev</text:p>
        </text:list-item>
        <text:list-item>
          <text:p text:style-name="P95"><text:span text:style-name="T2">in client/</text:span><text:span text:style-name="T5">frontend/</text:span><text:span text:style-name="T2">public/index.html put</text:span></text:p>
        </text:list-item>
      </text:list>
      <text:p text:style-name="P40"><text:span text:style-name="T12">&lt;!DOCTYPE html&gt;<text:line-break/>&lt;html lang="en"&gt;<text:line-break/><text:tab/>&lt;head&gt;<text:line-break/><text:tab/>&lt;meta charset="utf-8"&gt;<text:line-break/><text:tab/>&lt;link rel="shortcut icon" href="%PUBLIC_URL%/favicon.ico"&gt;<text:line-break/><text:tab/>&lt;meta name="viewport" content="width=device-width, initial-scale=1, shrink-to-<text:tab/>fit=no"&gt;<text:line-break/><text:tab/>&lt;meta name="theme-color" content="#000000"&gt;<text:line-break/><text:tab/>&lt;link rel="manifest" href="%PUBLIC_URL%/manifest.json"&gt;<text:line-break/><text:tab/>&lt;!-- Compiled and minified CSS --&gt;<text:line-break/><text:tab/></text:span><text:span text:style-name="Strong_20_Emphasis"><text:span text:style-name="T12">&lt;link rel="stylesheet" <text:tab/>href="</text:span></text:span><text:a xlink:type="simple" xlink:href="https://cdnjs.cloudflare.com/ajax/libs/materialize/1.0.0/css/" text:style-name="Internet_20_link" text:visited-style-name="Visited_20_Internet_20_Link"><text:span text:style-name="Strong_20_Emphasis">https://cdnjs.cloudflare.com/ajax/libs/materialize/1.0.0/css/</text:span></text:a><text:a xlink:type="simple" xlink:href="https://cdnjs.cloudflare.com/ajax/libs/materialize/1.0.0/css/materialize.min.css" office:target-frame-name="_blank" xlink:show="new" text:style-name="Internet_20_link" text:visited-style-name="Visited_20_Internet_20_Link"><text:span text:style-name="Strong_20_Emphasis"><text:tab/>materialize.min.css</text:span></text:a><text:span text:style-name="Strong_20_Emphasis"><text:span text:style-name="T12">"&gt;<text:line-break/><text:tab/>&lt;link href="</text:span></text:span><text:a xlink:type="simple" xlink:href="https://fonts.googleapis.com/icon?family=Material+Icons" office:target-frame-name="_blank" xlink:show="new" text:style-name="Internet_20_link" text:visited-style-name="Visited_20_Internet_20_Link"><text:span text:style-name="Strong_20_Emphasis"><text:span text:style-name="T16">https://fonts.googleapis.com/icon?family=Material+Icons</text:span></text:span></text:a><text:span text:style-name="Strong_20_Emphasis"><text:span text:style-name="T12">" <text:tab/>rel="stylesheet"&gt;</text:span></text:span><text:span text:style-name="T12"><text:line-break/><text:tab/>&lt;title&gt;MERN Auth App&lt;/title&gt;<text:line-break/><text:tab/>&lt;/head&gt;<text:line-break/><text:tab/>&lt;body&gt;<text:line-break/><text:tab/>&lt;noscript&gt;<text:line-break/><text:tab/>You need to enable JavaScript to run this app.<text:line-break/><text:tab/>&lt;/noscript&gt;<text:line-break/><text:tab/>&lt;div id="root"&gt;&lt;/div&gt;<text:line-break/><text:tab/></text:span><text:span text:style-name="Strong_20_Emphasis"><text:span text:style-name="T12">&lt;script src="</text:span></text:span><text:a xlink:type="simple" xlink:href="https://cdnjs.cloudflare.com/ajax/libs/materialize/1.0.0/js/materialize.min.js" office:target-frame-name="_blank" xlink:show="new" text:style-name="Internet_20_link" text:visited-style-name="Visited_20_Internet_20_Link"><text:span text:style-name="Strong_20_Emphasis"><text:span text:style-name="T16">https://cdnjs.cloudflare.com/ajax/libs/materialize/1.0.0/js/materialize.min.js</text:span></text:span></text:a><text:span text:style-name="Strong_20_Emphasis"><text:span text:style-name="T12">"&gt;&lt;/script&gt;</text:span></text:span><text:span text:style-name="T12"><text:line-break/><text:tab/>&lt;/body&gt;<text:line-break/>&lt;/html&gt;</text:span></text:p>
      <text:list xml:id="list1508397509" text:style-name="L10">
        <text:list-item>
          <text:p text:style-name="P96"><text:span text:style-name="T21">in the ‘src’ folder run </text:span><text:span text:style-name="T4">mkdir components &amp;&amp; cd components &amp;&amp; mkdir layout &amp;&amp; cd layout &amp;&amp; touch Navbar.js Landing.js</text:span></text:p>
        </text:list-item>
        <text:list-item>
          <text:p text:style-name="P97"><text:span text:style-name="T21">i</text:span><text:span text:style-name="T20">n ‘Navbar.js’ put</text:span></text:p>
        </text:list-item>
      </text:list>
      <text:p text:style-name="P41"><text:bookmark text:name="97e5"/>import React, { Component } from "react";</text:p>
      <text:p text:style-name="P22"><text:span text:style-name="T27">import { Link } from "react-router-dom";</text:span><text:bookmark text:name="a103"/><text:span text:style-name="T27">class Navbar extends Component {</text:span></text:p>
      <text:p text:style-name="P22"><text:s text:c="2"/><text:span text:style-name="T27">render() {</text:span></text:p>
      <text:p text:style-name="P22"><text:s text:c="4"/><text:span text:style-name="T27">return (</text:span></text:p>
      <text:p text:style-name="P22"><text:s text:c="6"/><text:span text:style-name="T27">&lt;div className="navbar-fixed"&gt;</text:span></text:p>
      <text:p text:style-name="P22"><text:s text:c="8"/><text:span text:style-name="T27">&lt;nav className="z-depth-0"&gt;</text:span></text:p>
      <text:p text:style-name="P22"><text:s text:c="10"/><text:span text:style-name="T27">&lt;div className="nav-wrapper white"&gt;</text:span></text:p>
      <text:p text:style-name="P22"><text:soft-page-break/><text:s text:c="12"/><text:span text:style-name="T27">&lt;Link</text:span></text:p>
      <text:p text:style-name="P22"><text:s text:c="14"/><text:span text:style-name="T27">to="/"</text:span></text:p>
      <text:p text:style-name="P22"><text:s text:c="14"/><text:span text:style-name="T27">style={{</text:span></text:p>
      <text:p text:style-name="P22"><text:s text:c="16"/><text:span text:style-name="T27">fontFamily: "monospace"</text:span></text:p>
      <text:p text:style-name="P22"><text:s text:c="14"/><text:span text:style-name="T27">}}</text:span></text:p>
      <text:p text:style-name="P22"><text:s text:c="14"/><text:span text:style-name="T27">className="col s5 brand-logo center black-text"</text:span></text:p>
      <text:p text:style-name="P22"><text:s text:c="12"/><text:span text:style-name="T27">&gt;</text:span></text:p>
      <text:p text:style-name="P22"><text:s text:c="14"/><text:span text:style-name="T27">&lt;i className="material-icons"&gt;code&lt;/i&gt;</text:span></text:p>
      <text:p text:style-name="P22"><text:s text:c="14"/><text:span text:style-name="T27">MERN</text:span></text:p>
      <text:p text:style-name="P22"><text:s text:c="12"/><text:span text:style-name="T27">&lt;/Link&gt;</text:span></text:p>
      <text:p text:style-name="P22"><text:s text:c="10"/><text:span text:style-name="T27">&lt;/div&gt;</text:span></text:p>
      <text:p text:style-name="P22"><text:s text:c="8"/><text:span text:style-name="T27">&lt;/nav&gt;</text:span></text:p>
      <text:p text:style-name="P22"><text:s text:c="6"/><text:span text:style-name="T27">&lt;/div&gt;</text:span></text:p>
      <text:p text:style-name="P22"><text:s text:c="4"/><text:span text:style-name="T27">);</text:span></text:p>
      <text:p text:style-name="P22"><text:s text:c="2"/><text:span text:style-name="T27">}</text:span></text:p>
      <text:p text:style-name="P49">}</text:p>
      <text:p text:style-name="P49"><text:bookmark text:name="0bb4"/>export default Navbar;</text:p>
      <text:list xml:id="list3836244281" text:style-name="L11">
        <text:list-item>
          <text:p text:style-name="P77">in ‘Landing.js’ put</text:p>
        </text:list-item>
      </text:list>
      <text:p text:style-name="P42"><text:bookmark text:name="5375"/>import React, { Component } from "react";</text:p>
      <text:p text:style-name="P23"><text:span text:style-name="T27">import { Link } from "react-router-dom";</text:span><text:bookmark text:name="24b9"/><text:span text:style-name="T27">class Landing extends Component {</text:span></text:p>
      <text:p text:style-name="P23"><text:s text:c="2"/><text:span text:style-name="T27">render() {</text:span></text:p>
      <text:p text:style-name="P23"><text:s text:c="4"/><text:span text:style-name="T27">return (</text:span></text:p>
      <text:p text:style-name="P23"><text:s text:c="6"/><text:span text:style-name="T27">&lt;div style={{ height: "75vh" }} className="container valign-wrapper"&gt;</text:span></text:p>
      <text:p text:style-name="P23"><text:s text:c="8"/><text:span text:style-name="T27">&lt;div className="row"&gt;</text:span></text:p>
      <text:p text:style-name="P23"><text:s text:c="10"/><text:span text:style-name="T27">&lt;div className="col s12 center-align"&gt;</text:span></text:p>
      <text:p text:style-name="P23"><text:s text:c="12"/><text:span text:style-name="T27">&lt;h4&gt;</text:span></text:p>
      <text:p text:style-name="P23"><text:s text:c="14"/><text:span text:style-name="T27">&lt;b&gt;Build&lt;/b&gt; a login/auth app with the{" "}</text:span></text:p>
      <text:p text:style-name="P23"><text:s text:c="14"/><text:span text:style-name="T27">&lt;span style={{ fontFamily: "monospace" }}&gt;MERN&lt;/span&gt; stack from</text:span></text:p>
      <text:p text:style-name="P23"><text:s text:c="14"/><text:span text:style-name="T27">scratch</text:span></text:p>
      <text:p text:style-name="P23"><text:s text:c="12"/><text:span text:style-name="T27">&lt;/h4&gt;</text:span></text:p>
      <text:p text:style-name="P23"><text:s text:c="12"/><text:span text:style-name="T27">&lt;p className="flow-text grey-text text-darken-1"&gt;</text:span></text:p>
      <text:p text:style-name="P23"><text:s text:c="14"/><text:span text:style-name="T27">Create a (minimal) full-stack app with user authentication via</text:span></text:p>
      <text:p text:style-name="P23"><text:s text:c="14"/><text:span text:style-name="T27">passport and JWTs</text:span></text:p>
      <text:p text:style-name="P23"><text:s text:c="12"/><text:span text:style-name="T27">&lt;/p&gt;</text:span></text:p>
      <text:p text:style-name="P23"><text:s text:c="12"/><text:span text:style-name="T27">&lt;br /&gt;</text:span></text:p>
      <text:p text:style-name="P23"><text:s text:c="12"/><text:span text:style-name="T27">&lt;div className="col s6"&gt;</text:span></text:p>
      <text:p text:style-name="P23"><text:s text:c="14"/><text:span text:style-name="T27">&lt;Link</text:span></text:p>
      <text:p text:style-name="P23"><text:s text:c="16"/><text:span text:style-name="T27">to="/register"</text:span></text:p>
      <text:p text:style-name="P23"><text:s text:c="16"/><text:span text:style-name="T27">style={{</text:span></text:p>
      <text:p text:style-name="P23"><text:s text:c="18"/><text:span text:style-name="T27">width: "140px",</text:span></text:p>
      <text:p text:style-name="P23"><text:s text:c="18"/><text:span text:style-name="T27">borderRadius: "3px",</text:span></text:p>
      <text:p text:style-name="P23"><text:s text:c="18"/><text:span text:style-name="T27">letterSpacing: "1.5px"</text:span></text:p>
      <text:p text:style-name="P23"><text:s text:c="16"/><text:span text:style-name="T27">}}</text:span></text:p>
      <text:p text:style-name="P23"><text:s text:c="16"/><text:span text:style-name="T27">className="btn btn-large waves-effect waves-light hoverable blue accent-3"</text:span></text:p>
      <text:p text:style-name="P23"><text:s text:c="14"/><text:span text:style-name="T27">&gt;</text:span></text:p>
      <text:p text:style-name="P23"><text:s text:c="16"/><text:span text:style-name="T27">Register</text:span></text:p>
      <text:p text:style-name="P23"><text:s text:c="14"/><text:span text:style-name="T27">&lt;/Link&gt;</text:span></text:p>
      <text:p text:style-name="P23"><text:s text:c="12"/><text:span text:style-name="T27">&lt;/div&gt;</text:span></text:p>
      <text:p text:style-name="P23"><text:s text:c="12"/><text:span text:style-name="T27">&lt;div className="col s6"&gt;</text:span></text:p>
      <text:p text:style-name="P23"><text:s text:c="14"/><text:span text:style-name="T27">&lt;Link</text:span></text:p>
      <text:p text:style-name="P23"><text:s text:c="16"/><text:span text:style-name="T27">to="/login"</text:span></text:p>
      <text:p text:style-name="P23"><text:s text:c="16"/><text:span text:style-name="T27">style={{</text:span></text:p>
      <text:p text:style-name="P23"><text:s text:c="18"/><text:span text:style-name="T27">width: "140px",</text:span></text:p>
      <text:p text:style-name="P23"><text:s text:c="18"/><text:span text:style-name="T27">borderRadius: "3px",</text:span></text:p>
      <text:p text:style-name="P23"><text:s text:c="18"/><text:span text:style-name="T27">letterSpacing: "1.5px"</text:span></text:p>
      <text:p text:style-name="P23"><text:s text:c="16"/><text:span text:style-name="T27">}}</text:span></text:p>
      <text:p text:style-name="P23"><text:s text:c="16"/><text:span text:style-name="T27">className="btn btn-large btn-flat waves-effect white black-text"</text:span></text:p>
      <text:p text:style-name="P23"><text:s text:c="14"/><text:span text:style-name="T27">&gt;</text:span></text:p>
      <text:p text:style-name="P23"><text:soft-page-break/><text:s text:c="16"/><text:span text:style-name="T27">Log In</text:span></text:p>
      <text:p text:style-name="P23"><text:s text:c="14"/><text:span text:style-name="T27">&lt;/Link&gt;</text:span></text:p>
      <text:p text:style-name="P23"><text:s text:c="12"/><text:span text:style-name="T27">&lt;/div&gt;</text:span></text:p>
      <text:p text:style-name="P23"><text:s text:c="10"/><text:span text:style-name="T27">&lt;/div&gt;</text:span></text:p>
      <text:p text:style-name="P23"><text:s text:c="8"/><text:span text:style-name="T27">&lt;/div&gt;</text:span></text:p>
      <text:p text:style-name="P23"><text:s text:c="6"/><text:span text:style-name="T27">&lt;/div&gt;</text:span></text:p>
      <text:p text:style-name="P23"><text:s text:c="4"/><text:span text:style-name="T27">);</text:span></text:p>
      <text:p text:style-name="P23"><text:s text:c="2"/><text:span text:style-name="T27">}</text:span></text:p>
      <text:p text:style-name="P50">}</text:p>
      <text:p text:style-name="P50"><text:bookmark text:name="9b28"/>export default Landing;</text:p>
      <text:list xml:id="list999001308" text:style-name="L12">
        <text:list-item>
          <text:p text:style-name="P78">in ‘App.js’ put</text:p>
        </text:list-item>
      </text:list>
      <text:p text:style-name="P43"><text:bookmark text:name="db7c"/>import React, { Component } from "react";</text:p>
      <text:p text:style-name="P51">import { BrowserRouter as Router, Route } from "react-router-dom";</text:p>
      <text:p text:style-name="P15"><text:span text:style-name="Strong_20_Emphasis"><text:span text:style-name="T29">import { Provider } from "react-redux";<text:line-break/>import store from "./store";</text:span></text:span></text:p>
      <text:p text:style-name="P51"><text:bookmark text:name="d88c"/>import Navbar from "./components/layout/Navbar";</text:p>
      <text:p text:style-name="P52">import Landing from "./components/layout/Landing";</text:p>
      <text:p text:style-name="P52">import Register from "./components/auth/Register";</text:p>
      <text:p text:style-name="P26"><text:span text:style-name="T27">import Login from "./components/auth/Login";</text:span><text:bookmark text:name="906e"/><text:span text:style-name="T27">class App extends Component {</text:span></text:p>
      <text:p text:style-name="P26"><text:s text:c="2"/><text:span text:style-name="T27">render() {</text:span></text:p>
      <text:p text:style-name="P26"><text:s text:c="4"/><text:span text:style-name="T27">return (</text:span></text:p>
      <text:p text:style-name="P26"><text:span text:style-name="Strong_20_Emphasis"><text:span text:style-name="T27"><text:tab/>&lt;Provider store={store}&gt;</text:span></text:span></text:p>
      <text:p text:style-name="P26"><text:s text:c="8"/><text:span text:style-name="T27">&lt;Router&gt;</text:span></text:p>
      <text:p text:style-name="P26"><text:s text:c="10"/><text:span text:style-name="T27">&lt;div className="App"&gt;</text:span></text:p>
      <text:p text:style-name="P26"><text:s text:c="12"/><text:span text:style-name="T27">&lt;Navbar /&gt;</text:span></text:p>
      <text:p text:style-name="P26"><text:s text:c="12"/><text:span text:style-name="T27">&lt;Route exact path="/" component={Landing} /&gt;</text:span></text:p>
      <text:p text:style-name="P26"><text:s text:c="12"/><text:span text:style-name="T27">&lt;Route exact path="/register" component={Register} /&gt;</text:span></text:p>
      <text:p text:style-name="P26"><text:s text:c="12"/><text:span text:style-name="T27">&lt;Route exact path="/login" component={Login} /&gt;</text:span></text:p>
      <text:p text:style-name="P26"><text:s text:c="10"/><text:span text:style-name="T27">&lt;/div&gt;</text:span></text:p>
      <text:p text:style-name="P26"><text:s text:c="8"/><text:span text:style-name="T27">&lt;/Router&gt;</text:span></text:p>
      <text:p text:style-name="P53"><text:tab/>&lt;/Provider&gt;</text:p>
      <text:p text:style-name="P26"><text:s text:c="4"/><text:span text:style-name="T27">);</text:span></text:p>
      <text:p text:style-name="P26"><text:s text:c="2"/><text:span text:style-name="T27">}</text:span></text:p>
      <text:p text:style-name="P26"><text:span text:style-name="T27">}</text:span><text:bookmark text:name="ee62"/><text:span text:style-name="T27">export default App;</text:span></text:p>
      <text:p text:style-name="P44"/>
      <text:list xml:id="list39477910" text:style-name="L13">
        <text:list-item>
          <text:p text:style-name="P98"><text:span text:style-name="T22">in ‘components’ run </text:span><text:span text:style-name="T4">mkdir auth &amp;&amp; cd auth &amp;&amp; touch Login.js Register.js</text:span></text:p>
        </text:list-item>
        <text:list-item>
          <text:p text:style-name="P99"><text:span text:style-name="T22">i</text:span><text:span text:style-name="T20">n ‘Register.js’ put</text:span></text:p>
        </text:list-item>
      </text:list>
      <text:p text:style-name="P45"><text:bookmark text:name="8a0e"/>import React, { Component } from "react";</text:p>
      <text:p text:style-name="P24"><text:span text:style-name="T27">import { Link } from "react-router-dom";</text:span><text:bookmark text:name="0996"/><text:span text:style-name="T27">class Register extends Component {</text:span></text:p>
      <text:p text:style-name="P24"><text:s text:c="2"/><text:span text:style-name="T27">constructor() {</text:span></text:p>
      <text:p text:style-name="P24"><text:s text:c="4"/><text:span text:style-name="T27">super();</text:span></text:p>
      <text:p text:style-name="P24"><text:s text:c="4"/><text:span text:style-name="T27">this.state = {</text:span></text:p>
      <text:p text:style-name="P24"><text:s text:c="6"/><text:span text:style-name="T27">name: "",</text:span></text:p>
      <text:p text:style-name="P24"><text:s text:c="6"/><text:span text:style-name="T27">email: "",</text:span></text:p>
      <text:p text:style-name="P24"><text:s text:c="6"/><text:span text:style-name="T27">password: "",</text:span></text:p>
      <text:p text:style-name="P24"><text:s text:c="6"/><text:span text:style-name="T27">password2: "",</text:span></text:p>
      <text:p text:style-name="P24"><text:s text:c="6"/><text:span text:style-name="T27">errors: {}</text:span></text:p>
      <text:p text:style-name="P24"><text:s text:c="4"/><text:span text:style-name="T27">};</text:span></text:p>
      <text:p text:style-name="P24"><text:s text:c="2"/><text:span text:style-name="T27">}</text:span><text:bookmark text:name="67b2"/><text:span text:style-name="T27">onChange = e =&gt; {</text:span></text:p>
      <text:p text:style-name="P24"><text:s text:c="4"/><text:span text:style-name="T27">this.setState({ [e.target.id]: e.target.value });</text:span></text:p>
      <text:p text:style-name="P24"><text:s text:c="2"/><text:span text:style-name="T27">};</text:span><text:bookmark text:name="5e1a"/><text:span text:style-name="T27">onSubmit = e =&gt; {</text:span></text:p>
      <text:p text:style-name="P24"><text:s text:c="4"/><text:span text:style-name="T27">e.preventDefault();</text:span><text:bookmark text:name="8c7d"/><text:span text:style-name="T27">const newUser = {</text:span></text:p>
      <text:p text:style-name="P24"><text:s text:c="6"/><text:span text:style-name="T27">name: this.state.name,</text:span></text:p>
      <text:p text:style-name="P24"><text:s text:c="6"/><text:span text:style-name="T27">email: this.state.email,</text:span></text:p>
      <text:p text:style-name="P24"><text:s text:c="6"/><text:span text:style-name="T27">password: this.state.password,</text:span></text:p>
      <text:p text:style-name="P24"><text:s text:c="6"/><text:span text:style-name="T27">password2: this.state.password2</text:span></text:p>
      <text:p text:style-name="P24"><text:s text:c="4"/><text:span text:style-name="T27">};</text:span><text:bookmark text:name="1c78"/><text:span text:style-name="T27">console.log(newUser);</text:span></text:p>
      <text:p text:style-name="P24"><text:s text:c="2"/><text:span text:style-name="T27">};</text:span><text:bookmark text:name="ad05"/><text:span text:style-name="T27">render() {</text:span></text:p>
      <text:p text:style-name="P24"><text:s text:c="4"/><text:span text:style-name="T27">const { errors } = this.state;</text:span><text:bookmark text:name="6a1f"/><text:span text:style-name="T27">return (</text:span></text:p>
      <text:p text:style-name="P24"><text:s text:c="6"/><text:span text:style-name="T27">&lt;div className="container"&gt;</text:span></text:p>
      <text:p text:style-name="P24"><text:soft-page-break/><text:s text:c="8"/><text:span text:style-name="T27">&lt;div className="row"&gt;</text:span></text:p>
      <text:p text:style-name="P24"><text:s text:c="10"/><text:span text:style-name="T27">&lt;div className="col s8 offset-s2"&gt;</text:span></text:p>
      <text:p text:style-name="P24"><text:s text:c="12"/><text:span text:style-name="T27">&lt;Link to="/" className="btn-flat waves-effect"&gt;</text:span></text:p>
      <text:p text:style-name="P24"><text:s text:c="14"/><text:span text:style-name="T27">&lt;i className="material-icons left"&gt;keyboard_backspace&lt;/i&gt; Back to</text:span></text:p>
      <text:p text:style-name="P24"><text:s text:c="14"/><text:span text:style-name="T27">home</text:span></text:p>
      <text:p text:style-name="P24"><text:s text:c="12"/><text:span text:style-name="T27">&lt;/Link&gt;</text:span></text:p>
      <text:p text:style-name="P24"><text:s text:c="12"/><text:span text:style-name="T27">&lt;div className="col s12" style={{ paddingLeft: "11.250px" }}&gt;</text:span></text:p>
      <text:p text:style-name="P24"><text:s text:c="14"/><text:span text:style-name="T27">&lt;h4&gt;</text:span></text:p>
      <text:p text:style-name="P24"><text:s text:c="16"/><text:span text:style-name="T27">&lt;b&gt;Register&lt;/b&gt; below</text:span></text:p>
      <text:p text:style-name="P24"><text:s text:c="14"/><text:span text:style-name="T27">&lt;/h4&gt;</text:span></text:p>
      <text:p text:style-name="P24"><text:s text:c="14"/><text:span text:style-name="T27">&lt;p className="grey-text text-darken-1"&gt;</text:span></text:p>
      <text:p text:style-name="P24"><text:s text:c="16"/><text:span text:style-name="T27">Already have an account? &lt;Link to="/login"&gt;Log in&lt;/Link&gt;</text:span></text:p>
      <text:p text:style-name="P24"><text:s text:c="14"/><text:span text:style-name="T27">&lt;/p&gt;</text:span></text:p>
      <text:p text:style-name="P24"><text:s text:c="12"/><text:span text:style-name="T27">&lt;/div&gt;</text:span></text:p>
      <text:p text:style-name="P24"><text:s text:c="12"/><text:span text:style-name="T27">&lt;form noValidate onSubmit={this.onSubmit}&gt;</text:span></text:p>
      <text:p text:style-name="P24"><text:s text:c="14"/><text:span text:style-name="T27">&lt;div className="input-field col s12"&gt;</text:span></text:p>
      <text:p text:style-name="P24"><text:s text:c="16"/><text:span text:style-name="T27">&lt;input</text:span></text:p>
      <text:p text:style-name="P24"><text:s text:c="18"/><text:span text:style-name="T27">onChange={this.onChange}</text:span></text:p>
      <text:p text:style-name="P24"><text:s text:c="18"/><text:span text:style-name="T27">value={this.state.name}</text:span></text:p>
      <text:p text:style-name="P24"><text:s text:c="18"/><text:span text:style-name="T27">error={errors.name}</text:span></text:p>
      <text:p text:style-name="P24"><text:s text:c="18"/><text:span text:style-name="T27">id="name"</text:span></text:p>
      <text:p text:style-name="P24"><text:s text:c="18"/><text:span text:style-name="T27">type="text"</text:span></text:p>
      <text:p text:style-name="P24"><text:s text:c="16"/><text:span text:style-name="T27">/&gt;</text:span></text:p>
      <text:p text:style-name="P24"><text:s text:c="16"/><text:span text:style-name="T27">&lt;label htmlFor="name"&gt;Name&lt;/label&gt;</text:span></text:p>
      <text:p text:style-name="P24"><text:s text:c="14"/><text:span text:style-name="T27">&lt;/div&gt;</text:span></text:p>
      <text:p text:style-name="P24"><text:s text:c="14"/><text:span text:style-name="T27">&lt;div className="input-field col s12"&gt;</text:span></text:p>
      <text:p text:style-name="P24"><text:s text:c="16"/><text:span text:style-name="T27">&lt;input</text:span></text:p>
      <text:p text:style-name="P24"><text:s text:c="18"/><text:span text:style-name="T27">onChange={this.onChange}</text:span></text:p>
      <text:p text:style-name="P24"><text:s text:c="18"/><text:span text:style-name="T27">value={this.state.email}</text:span></text:p>
      <text:p text:style-name="P24"><text:s text:c="18"/><text:span text:style-name="T27">error={errors.email}</text:span></text:p>
      <text:p text:style-name="P24"><text:s text:c="18"/><text:span text:style-name="T27">id="email"</text:span></text:p>
      <text:p text:style-name="P24"><text:s text:c="18"/><text:span text:style-name="T27">type="email"</text:span></text:p>
      <text:p text:style-name="P24"><text:s text:c="16"/><text:span text:style-name="T27">/&gt;</text:span></text:p>
      <text:p text:style-name="P24"><text:s text:c="16"/><text:span text:style-name="T27">&lt;label htmlFor="email"&gt;Email&lt;/label&gt;</text:span></text:p>
      <text:p text:style-name="P24"><text:s text:c="14"/><text:span text:style-name="T27">&lt;/div&gt;</text:span></text:p>
      <text:p text:style-name="P24"><text:s text:c="14"/><text:span text:style-name="T27">&lt;div className="input-field col s12"&gt;</text:span></text:p>
      <text:p text:style-name="P24"><text:s text:c="16"/><text:span text:style-name="T27">&lt;input</text:span></text:p>
      <text:p text:style-name="P24"><text:s text:c="18"/><text:span text:style-name="T27">onChange={this.onChange}</text:span></text:p>
      <text:p text:style-name="P24"><text:s text:c="18"/><text:span text:style-name="T27">value={this.state.password}</text:span></text:p>
      <text:p text:style-name="P24"><text:s text:c="18"/><text:span text:style-name="T27">error={errors.password}</text:span></text:p>
      <text:p text:style-name="P24"><text:s text:c="18"/><text:span text:style-name="T27">id="password"</text:span></text:p>
      <text:p text:style-name="P24"><text:s text:c="18"/><text:span text:style-name="T27">type="password"</text:span></text:p>
      <text:p text:style-name="P24"><text:s text:c="16"/><text:span text:style-name="T27">/&gt;</text:span></text:p>
      <text:p text:style-name="P24"><text:s text:c="16"/><text:span text:style-name="T27">&lt;label htmlFor="password"&gt;Password&lt;/label&gt;</text:span></text:p>
      <text:p text:style-name="P24"><text:s text:c="14"/><text:span text:style-name="T27">&lt;/div&gt;</text:span></text:p>
      <text:p text:style-name="P24"><text:s text:c="14"/><text:span text:style-name="T27">&lt;div className="input-field col s12"&gt;</text:span></text:p>
      <text:p text:style-name="P24"><text:s text:c="16"/><text:span text:style-name="T27">&lt;input</text:span></text:p>
      <text:p text:style-name="P24"><text:s text:c="18"/><text:span text:style-name="T27">onChange={this.onChange}</text:span></text:p>
      <text:p text:style-name="P24"><text:s text:c="18"/><text:span text:style-name="T27">value={this.state.password2}</text:span></text:p>
      <text:p text:style-name="P24"><text:s text:c="18"/><text:span text:style-name="T27">error={errors.password2}</text:span></text:p>
      <text:p text:style-name="P24"><text:s text:c="18"/><text:span text:style-name="T27">id="password2"</text:span></text:p>
      <text:p text:style-name="P24"><text:s text:c="18"/><text:span text:style-name="T27">type="password"</text:span></text:p>
      <text:p text:style-name="P24"><text:s text:c="16"/><text:span text:style-name="T27">/&gt;</text:span></text:p>
      <text:p text:style-name="P24"><text:s text:c="16"/><text:span text:style-name="T27">&lt;label htmlFor="password2"&gt;Confirm Password&lt;/label&gt;</text:span></text:p>
      <text:p text:style-name="P24"><text:s text:c="14"/><text:span text:style-name="T27">&lt;/div&gt;</text:span></text:p>
      <text:p text:style-name="P24"><text:s text:c="14"/><text:span text:style-name="T27">&lt;div className="col s12" style={{ paddingLeft: "11.250px" }}&gt;</text:span></text:p>
      <text:p text:style-name="P24"><text:s text:c="16"/><text:span text:style-name="T27">&lt;button</text:span></text:p>
      <text:p text:style-name="P24"><text:s text:c="18"/><text:span text:style-name="T27">style={{</text:span></text:p>
      <text:p text:style-name="P24"><text:s text:c="20"/><text:span text:style-name="T27">width: "150px",</text:span></text:p>
      <text:p text:style-name="P24"><text:soft-page-break/><text:s text:c="20"/><text:span text:style-name="T27">borderRadius: "3px",</text:span></text:p>
      <text:p text:style-name="P24"><text:s text:c="20"/><text:span text:style-name="T27">letterSpacing: "1.5px",</text:span></text:p>
      <text:p text:style-name="P24"><text:s text:c="20"/><text:span text:style-name="T27">marginTop: "1rem"</text:span></text:p>
      <text:p text:style-name="P24"><text:s text:c="18"/><text:span text:style-name="T27">}}</text:span></text:p>
      <text:p text:style-name="P24"><text:s text:c="18"/><text:span text:style-name="T27">type="submit"</text:span></text:p>
      <text:p text:style-name="P24"><text:s text:c="18"/><text:span text:style-name="T27">className="btn btn-large waves-effect waves-light hoverable blue accent-3"</text:span></text:p>
      <text:p text:style-name="P24"><text:s text:c="16"/><text:span text:style-name="T27">&gt;</text:span></text:p>
      <text:p text:style-name="P24"><text:s text:c="18"/><text:span text:style-name="T27">Sign up</text:span></text:p>
      <text:p text:style-name="P24"><text:s text:c="16"/><text:span text:style-name="T27">&lt;/button&gt;</text:span></text:p>
      <text:p text:style-name="P24"><text:s text:c="14"/><text:span text:style-name="T27">&lt;/div&gt;</text:span></text:p>
      <text:p text:style-name="P24"><text:s text:c="12"/><text:span text:style-name="T27">&lt;/form&gt;</text:span></text:p>
      <text:p text:style-name="P24"><text:s text:c="10"/><text:span text:style-name="T27">&lt;/div&gt;</text:span></text:p>
      <text:p text:style-name="P24"><text:s text:c="8"/><text:span text:style-name="T27">&lt;/div&gt;</text:span></text:p>
      <text:p text:style-name="P24"><text:s text:c="6"/><text:span text:style-name="T27">&lt;/div&gt;</text:span></text:p>
      <text:p text:style-name="P24"><text:s text:c="4"/><text:span text:style-name="T27">);</text:span></text:p>
      <text:p text:style-name="P24"><text:s text:c="2"/><text:span text:style-name="T27">}</text:span></text:p>
      <text:p text:style-name="P54">}</text:p>
      <text:p text:style-name="P54"><text:bookmark text:name="f8ca"/>export default Register;</text:p>
      <text:list xml:id="list166045061" text:style-name="L14">
        <text:list-item>
          <text:p text:style-name="P79">In ‘Login.js’ put</text:p>
        </text:list-item>
      </text:list>
      <text:p text:style-name="P46"><text:bookmark text:name="b18c"/>import React, { Component } from "react";</text:p>
      <text:p text:style-name="P51">import { Link } from "react-router-dom";</text:p>
      <text:p text:style-name="P51"><text:bookmark text:name="7ddf"/>class Login extends Component {</text:p>
      <text:p text:style-name="P25"><text:s text:c="2"/><text:span text:style-name="T27">constructor() {</text:span></text:p>
      <text:p text:style-name="P25"><text:s text:c="4"/><text:span text:style-name="T27">super();</text:span></text:p>
      <text:p text:style-name="P25"><text:s text:c="4"/><text:span text:style-name="T27">this.state = {</text:span></text:p>
      <text:p text:style-name="P25"><text:s text:c="6"/><text:span text:style-name="T27">email: "",</text:span></text:p>
      <text:p text:style-name="P25"><text:s text:c="6"/><text:span text:style-name="T27">password: "",</text:span></text:p>
      <text:p text:style-name="P25"><text:s text:c="6"/><text:span text:style-name="T27">errors: {}</text:span></text:p>
      <text:p text:style-name="P25"><text:s text:c="4"/><text:span text:style-name="T27">};</text:span></text:p>
      <text:p text:style-name="P25"><text:s text:c="2"/><text:span text:style-name="T27">}</text:span><text:bookmark text:name="8fe8"/><text:span text:style-name="T27">onChange = e =&gt; {</text:span></text:p>
      <text:p text:style-name="P25"><text:s text:c="4"/><text:span text:style-name="T27">this.setState({ [e.target.id]: e.target.value });</text:span></text:p>
      <text:p text:style-name="P25"><text:s text:c="2"/><text:span text:style-name="T27">};</text:span><text:bookmark text:name="f9bc"/><text:span text:style-name="T27">onSubmit = e =&gt; {</text:span></text:p>
      <text:p text:style-name="P25"><text:s text:c="4"/><text:span text:style-name="T27">e.preventDefault();</text:span><text:bookmark text:name="611a"/><text:span text:style-name="T27">const userData = {</text:span></text:p>
      <text:p text:style-name="P25"><text:s text:c="6"/><text:span text:style-name="T27">email: this.state.email,</text:span></text:p>
      <text:p text:style-name="P25"><text:s text:c="6"/><text:span text:style-name="T27">password: this.state.password</text:span></text:p>
      <text:p text:style-name="P25"><text:s text:c="4"/><text:span text:style-name="T27">};</text:span><text:bookmark text:name="3057"/><text:span text:style-name="T27">console.log(userData);</text:span></text:p>
      <text:p text:style-name="P25"><text:s text:c="2"/><text:span text:style-name="T27">};</text:span><text:bookmark text:name="354a"/><text:span text:style-name="T27">render() {</text:span></text:p>
      <text:p text:style-name="P25"><text:s text:c="4"/><text:span text:style-name="T27">const { errors } = this.state;</text:span><text:bookmark text:name="f30e"/><text:span text:style-name="T27">return (</text:span></text:p>
      <text:p text:style-name="P25"><text:s text:c="6"/><text:span text:style-name="T27">&lt;div className="container"&gt;</text:span></text:p>
      <text:p text:style-name="P25"><text:s text:c="8"/><text:span text:style-name="T27">&lt;div style={{ marginTop: "4rem" }} className="row"&gt;</text:span></text:p>
      <text:p text:style-name="P25"><text:s text:c="10"/><text:span text:style-name="T27">&lt;div className="col s8 offset-s2"&gt;</text:span></text:p>
      <text:p text:style-name="P25"><text:s text:c="12"/><text:span text:style-name="T27">&lt;Link to="/" className="btn-flat waves-effect"&gt;</text:span></text:p>
      <text:p text:style-name="P25"><text:s text:c="14"/><text:span text:style-name="T27">&lt;i className="material-icons left"&gt;keyboard_backspace&lt;/i&gt; Back to</text:span></text:p>
      <text:p text:style-name="P25"><text:s text:c="14"/><text:span text:style-name="T27">home</text:span></text:p>
      <text:p text:style-name="P25"><text:s text:c="12"/><text:span text:style-name="T27">&lt;/Link&gt;</text:span></text:p>
      <text:p text:style-name="P25"><text:s text:c="12"/><text:span text:style-name="T27">&lt;div className="col s12" style={{ paddingLeft: "11.250px" }}&gt;</text:span></text:p>
      <text:p text:style-name="P25"><text:s text:c="14"/><text:span text:style-name="T27">&lt;h4&gt;</text:span></text:p>
      <text:p text:style-name="P25"><text:s text:c="16"/><text:span text:style-name="T27">&lt;b&gt;Login&lt;/b&gt; below</text:span></text:p>
      <text:p text:style-name="P25"><text:s text:c="14"/><text:span text:style-name="T27">&lt;/h4&gt;</text:span></text:p>
      <text:p text:style-name="P25"><text:s text:c="14"/><text:span text:style-name="T27">&lt;p className="grey-text text-darken-1"&gt;</text:span></text:p>
      <text:p text:style-name="P25"><text:s text:c="16"/><text:span text:style-name="T27">Don't have an account? &lt;Link to="/register"&gt;Register&lt;/Link&gt;</text:span></text:p>
      <text:p text:style-name="P25"><text:s text:c="14"/><text:span text:style-name="T27">&lt;/p&gt;</text:span></text:p>
      <text:p text:style-name="P25"><text:s text:c="12"/><text:span text:style-name="T27">&lt;/div&gt;</text:span></text:p>
      <text:p text:style-name="P25"><text:s text:c="12"/><text:span text:style-name="T27">&lt;form noValidate onSubmit={this.onSubmit}&gt;</text:span></text:p>
      <text:p text:style-name="P25"><text:s text:c="14"/><text:span text:style-name="T27">&lt;div className="input-field col s12"&gt;</text:span></text:p>
      <text:p text:style-name="P25"><text:s text:c="16"/><text:span text:style-name="T27">&lt;input</text:span></text:p>
      <text:p text:style-name="P25"><text:s text:c="18"/><text:span text:style-name="T27">onChange={this.onChange}</text:span></text:p>
      <text:p text:style-name="P25"><text:s text:c="18"/><text:span text:style-name="T27">value={this.state.email}</text:span></text:p>
      <text:p text:style-name="P25"><text:soft-page-break/><text:s text:c="18"/><text:span text:style-name="T27">error={errors.email}</text:span></text:p>
      <text:p text:style-name="P25"><text:s text:c="18"/><text:span text:style-name="T27">id="email"</text:span></text:p>
      <text:p text:style-name="P25"><text:s text:c="18"/><text:span text:style-name="T27">type="email"</text:span></text:p>
      <text:p text:style-name="P25"><text:s text:c="16"/><text:span text:style-name="T27">/&gt;</text:span></text:p>
      <text:p text:style-name="P25"><text:s text:c="16"/><text:span text:style-name="T27">&lt;label htmlFor="email"&gt;Email&lt;/label&gt;</text:span></text:p>
      <text:p text:style-name="P25"><text:s text:c="14"/><text:span text:style-name="T27">&lt;/div&gt;</text:span></text:p>
      <text:p text:style-name="P25"><text:s text:c="14"/><text:span text:style-name="T27">&lt;div className="input-field col s12"&gt;</text:span></text:p>
      <text:p text:style-name="P25"><text:s text:c="16"/><text:span text:style-name="T27">&lt;input</text:span></text:p>
      <text:p text:style-name="P25"><text:s text:c="18"/><text:span text:style-name="T27">onChange={this.onChange}</text:span></text:p>
      <text:p text:style-name="P25"><text:s text:c="18"/><text:span text:style-name="T27">value={this.state.password}</text:span></text:p>
      <text:p text:style-name="P25"><text:s text:c="18"/><text:span text:style-name="T27">error={errors.password}</text:span></text:p>
      <text:p text:style-name="P25"><text:s text:c="18"/><text:span text:style-name="T27">id="password"</text:span></text:p>
      <text:p text:style-name="P25"><text:s text:c="18"/><text:span text:style-name="T27">type="password"</text:span></text:p>
      <text:p text:style-name="P25"><text:s text:c="16"/><text:span text:style-name="T27">/&gt;</text:span></text:p>
      <text:p text:style-name="P25"><text:s text:c="16"/><text:span text:style-name="T27">&lt;label htmlFor="password"&gt;Password&lt;/label&gt;</text:span></text:p>
      <text:p text:style-name="P25"><text:s text:c="14"/><text:span text:style-name="T27">&lt;/div&gt;</text:span></text:p>
      <text:p text:style-name="P25"><text:s text:c="14"/><text:span text:style-name="T27">&lt;div className="col s12" style={{ paddingLeft: "11.250px" }}&gt;</text:span></text:p>
      <text:p text:style-name="P25"><text:s text:c="16"/><text:span text:style-name="T27">&lt;button</text:span></text:p>
      <text:p text:style-name="P25"><text:s text:c="18"/><text:span text:style-name="T27">style={{</text:span></text:p>
      <text:p text:style-name="P25"><text:s text:c="20"/><text:span text:style-name="T27">width: "150px",</text:span></text:p>
      <text:p text:style-name="P25"><text:s text:c="20"/><text:span text:style-name="T27">borderRadius: "3px",</text:span></text:p>
      <text:p text:style-name="P25"><text:s text:c="20"/><text:span text:style-name="T27">letterSpacing: "1.5px",</text:span></text:p>
      <text:p text:style-name="P25"><text:s text:c="20"/><text:span text:style-name="T27">marginTop: "1rem"</text:span></text:p>
      <text:p text:style-name="P25"><text:s text:c="18"/><text:span text:style-name="T27">}}</text:span></text:p>
      <text:p text:style-name="P25"><text:s text:c="18"/><text:span text:style-name="T27">type="submit"</text:span></text:p>
      <text:p text:style-name="P25"><text:s text:c="18"/><text:span text:style-name="T27">className="btn btn-large waves-effect waves-light hoverable blue accent-3"</text:span></text:p>
      <text:p text:style-name="P25"><text:s text:c="16"/><text:span text:style-name="T27">&gt;</text:span></text:p>
      <text:p text:style-name="P25"><text:s text:c="18"/><text:span text:style-name="T27">Login</text:span></text:p>
      <text:p text:style-name="P25"><text:s text:c="16"/><text:span text:style-name="T27">&lt;/button&gt;</text:span></text:p>
      <text:p text:style-name="P25"><text:s text:c="14"/><text:span text:style-name="T27">&lt;/div&gt;</text:span></text:p>
      <text:p text:style-name="P25"><text:s text:c="12"/><text:span text:style-name="T27">&lt;/form&gt;</text:span></text:p>
      <text:p text:style-name="P25"><text:s text:c="10"/><text:span text:style-name="T27">&lt;/div&gt;</text:span></text:p>
      <text:p text:style-name="P25"><text:s text:c="8"/><text:span text:style-name="T27">&lt;/div&gt;</text:span></text:p>
      <text:p text:style-name="P25"><text:s text:c="6"/><text:span text:style-name="T27">&lt;/div&gt;</text:span></text:p>
      <text:p text:style-name="P25"><text:s text:c="4"/><text:span text:style-name="T27">);</text:span></text:p>
      <text:p text:style-name="P25"><text:s text:c="2"/><text:span text:style-name="T27">}</text:span></text:p>
      <text:p text:style-name="P25"><text:span text:style-name="T27">}</text:span><text:bookmark text:name="0d22"/><text:span text:style-name="T27">export default Login;</text:span></text:p>
      <text:list xml:id="list1771512390" text:style-name="L15">
        <text:list-item>
          <text:p text:style-name="P100"><text:span text:style-name="T23">in src run </text:span><text:span text:style-name="T4">touch store.js &amp;&amp; mkdir actions reducers &amp;&amp; cd reducers &amp;&amp; touch index.js authReducers.js errorReducers.js &amp;&amp; cd ../ &amp;&amp; cd actions &amp;&amp; touch authActions.js types.js</text:span></text:p>
        </text:list-item>
        <text:list-item>
          <text:p text:style-name="P101"><text:span text:style-name="T23">i</text:span><text:span text:style-name="T20">n ‘store.js’ put</text:span></text:p>
        </text:list-item>
      </text:list>
      <text:p text:style-name="P47"><text:bookmark text:name="3595"/>import { createStore, applyMiddleware, compose } from "redux";</text:p>
      <text:p text:style-name="P48">import thunk from "redux-thunk";</text:p>
      <text:p text:style-name="P35"><text:span text:style-name="Strong_20_Emphasis"><text:span text:style-name="T12">import rootReducer from "./reducers";</text:span></text:span></text:p>
      <text:p text:style-name="P35"><text:span text:style-name="Strong_20_Emphasis"><text:span text:style-name="T13">c</text:span></text:span><text:span text:style-name="T12">onst initialState = {};</text:span></text:p>
      <text:p text:style-name="P34"><text:bookmark text:name="883f"/><text:span text:style-name="T8">const middleware = [thunk];</text:span><text:bookmark text:name="efa0"/><text:span text:style-name="T8">const store = createStore(</text:span></text:p>
      <text:p text:style-name="P35"><text:span text:style-name="T18"><text:s text:c="2"/></text:span><text:span text:style-name="Strong_20_Emphasis"><text:span text:style-name="T12">rootReducer,</text:span></text:span></text:p>
      <text:p text:style-name="P34"><text:span text:style-name="T17"><text:s text:c="2"/></text:span><text:span text:style-name="T8">initialState,</text:span></text:p>
      <text:p text:style-name="P34"><text:span text:style-name="T17"><text:s text:c="2"/></text:span><text:span text:style-name="T8">compose(</text:span></text:p>
      <text:p text:style-name="P34"><text:span text:style-name="T17"><text:s text:c="4"/></text:span><text:span text:style-name="T8">applyMiddleware(...middleware),</text:span></text:p>
      <text:p text:style-name="P34"><text:span text:style-name="T17"><text:s text:c="4"/></text:span><text:span text:style-name="T8">window.__REDUX_DEVTOOLS_EXTENSION__ &amp;&amp; window.__REDUX_DEVTOOLS_EXTENSION__()</text:span></text:p>
      <text:p text:style-name="P34"><text:span text:style-name="T17"><text:s text:c="2"/></text:span><text:span text:style-name="T8">)</text:span></text:p>
      <text:p text:style-name="P34"><text:span text:style-name="T8">);</text:span><text:bookmark text:name="cb86"/><text:span text:style-name="T8">export default store;</text:span></text:p>
      <text:list xml:id="list3520083985" text:style-name="L16">
        <text:list-item>
          <text:p text:style-name="P80">in ‘types.js’ put</text:p>
        </text:list-item>
      </text:list>
      <text:p text:style-name="P88">export const GET_ERRORS = "GET_ERRORS";<text:line-break/>export const USER_LOADING = "USER_LOADING";<text:line-break/>export const SET_CURRENT_USER = "SET_CURRENT_USER";</text:p>
      <text:list xml:id="list1828864651" text:style-name="L17">
        <text:list-item>
          <text:p text:style-name="P81">in ‘authReducer.js’ put</text:p>
        </text:list-item>
      </text:list>
      <text:p text:style-name="P55"><text:bookmark text:name="9879"/>import {</text:p>
      <text:p text:style-name="P27"><text:soft-page-break/><text:s text:c="2"/><text:span text:style-name="T27">SET_CURRENT_USER,</text:span></text:p>
      <text:p text:style-name="P27"><text:s text:c="2"/><text:span text:style-name="T27">USER_LOADING</text:span></text:p>
      <text:p text:style-name="P27"><text:span text:style-name="T27">} from "../actions/types";</text:span><text:bookmark text:name="2972"/><text:span text:style-name="T27">const isEmpty = require("is-empty");</text:span><text:bookmark text:name="e321"/><text:span text:style-name="T27">const initialState = {</text:span></text:p>
      <text:p text:style-name="P27"><text:s text:c="2"/><text:span text:style-name="T27">isAuthenticated: false,</text:span></text:p>
      <text:p text:style-name="P27"><text:s text:c="2"/><text:span text:style-name="T27">user: {},</text:span></text:p>
      <text:p text:style-name="P27"><text:s text:c="2"/><text:span text:style-name="T27">loading: false</text:span></text:p>
      <text:p text:style-name="P27"><text:span text:style-name="T27">};</text:span><text:bookmark text:name="990d"/><text:span text:style-name="T27">export default function(state = initialState, action) {</text:span></text:p>
      <text:p text:style-name="P27"><text:s text:c="2"/><text:span text:style-name="T27">switch (action.type) {</text:span></text:p>
      <text:p text:style-name="P27"><text:s text:c="4"/><text:span text:style-name="T27">case SET_CURRENT_USER:</text:span></text:p>
      <text:p text:style-name="P27"><text:s text:c="6"/><text:span text:style-name="T27">return {</text:span></text:p>
      <text:p text:style-name="P27"><text:s text:c="8"/><text:span text:style-name="T27">...state,</text:span></text:p>
      <text:p text:style-name="P27"><text:s text:c="8"/><text:span text:style-name="T27">isAuthenticated: !isEmpty(action.payload),</text:span></text:p>
      <text:p text:style-name="P27"><text:s text:c="8"/><text:span text:style-name="T27">user: action.payload</text:span></text:p>
      <text:p text:style-name="P27"><text:s text:c="6"/><text:span text:style-name="T27">};</text:span></text:p>
      <text:p text:style-name="P27"><text:s text:c="4"/><text:span text:style-name="T27">case USER_LOADING:</text:span></text:p>
      <text:p text:style-name="P27"><text:s text:c="6"/><text:span text:style-name="T27">return {</text:span></text:p>
      <text:p text:style-name="P27"><text:s text:c="8"/><text:span text:style-name="T27">...state,</text:span></text:p>
      <text:p text:style-name="P27"><text:s text:c="8"/><text:span text:style-name="T27">loading: true</text:span></text:p>
      <text:p text:style-name="P27"><text:s text:c="6"/><text:span text:style-name="T27">};</text:span></text:p>
      <text:p text:style-name="P27"><text:s text:c="4"/><text:span text:style-name="T27">default:</text:span></text:p>
      <text:p text:style-name="P27"><text:s text:c="6"/><text:span text:style-name="T27">return state;</text:span></text:p>
      <text:p text:style-name="P27"><text:s text:c="2"/><text:span text:style-name="T27">}</text:span></text:p>
      <text:p text:style-name="P58">}</text:p>
      <text:list xml:id="list173299768" text:style-name="L18">
        <text:list-item>
          <text:p text:style-name="P82">in ‘errorReducer.js’ put</text:p>
        </text:list-item>
      </text:list>
      <text:p text:style-name="P16"><text:bookmark text:name="ac7f"/><text:span text:style-name="T26">import { GET_ERRORS } from "../actions/types";</text:span><text:bookmark text:name="fd56"/><text:span text:style-name="T26">const initialState = {};</text:span></text:p>
      <text:p text:style-name="P56"><text:bookmark text:name="291d"/>export default function(state = initialState, action) {</text:p>
      <text:p text:style-name="P28"><text:s text:c="2"/><text:span text:style-name="T27">switch (action.type) {</text:span></text:p>
      <text:p text:style-name="P28"><text:s text:c="4"/><text:span text:style-name="T27">case GET_ERRORS:</text:span></text:p>
      <text:p text:style-name="P28"><text:s text:c="6"/><text:span text:style-name="T27">return action.payload;</text:span></text:p>
      <text:p text:style-name="P28"><text:s text:c="4"/><text:span text:style-name="T27">default:</text:span></text:p>
      <text:p text:style-name="P28"><text:s text:c="6"/><text:span text:style-name="T27">return state;</text:span></text:p>
      <text:p text:style-name="P28"><text:s text:c="2"/><text:span text:style-name="T27">}</text:span></text:p>
      <text:p text:style-name="P59">}</text:p>
      <text:list xml:id="list35957960" text:style-name="L19">
        <text:list-item>
          <text:p text:style-name="P62">in ‘reducers/index.js’ put</text:p>
        </text:list-item>
      </text:list>
      <text:p text:style-name="P56"><text:bookmark text:name="b4dd"/>import { combineReducers } from "redux";</text:p>
      <text:p text:style-name="P59">import authReducer from "./authReducer";</text:p>
      <text:p text:style-name="P59">import errorReducer from "./errorReducer";</text:p>
      <text:p text:style-name="P59"><text:bookmark text:name="6518"/>export default combineReducers({</text:p>
      <text:p text:style-name="P28"><text:s text:c="2"/><text:span text:style-name="T27">auth: authReducer,</text:span></text:p>
      <text:p text:style-name="P28"><text:s text:c="2"/><text:span text:style-name="T27">errors: errorReducer</text:span></text:p>
      <text:p text:style-name="P59">});</text:p>
      <text:list xml:id="list1400896321" text:style-name="L20">
        <text:list-item>
          <text:p text:style-name="P102"><text:span text:style-name="T25">in ‘src’ run </text:span><text:span text:style-name="T1">mkdir utils &amp;&amp; cd utils &amp;&amp; touch setAuthToken.js</text:span></text:p>
        </text:list-item>
        <text:list-item>
          <text:p text:style-name="P103"><text:span text:style-name="T25">i</text:span><text:span text:style-name="T24">n ‘setAuthToken.js’ put</text:span></text:p>
        </text:list-item>
      </text:list>
      <text:p text:style-name="P29"><text:bookmark text:name="f878"/><text:span text:style-name="T28">import axios from "axios";</text:span><text:bookmark text:name="75cc"/><text:span text:style-name="T28">const setAuthToken = token =&gt; {</text:span></text:p>
      <text:p text:style-name="P29"><text:s text:c="2"/><text:span text:style-name="T27">if (token) {</text:span></text:p>
      <text:p text:style-name="P29"><text:s text:c="4"/><text:span text:style-name="T27">// Apply authorization token to every request if logged in</text:span></text:p>
      <text:p text:style-name="P29"><text:s text:c="4"/><text:span text:style-name="T27">axios.defaults.headers.common["Authorization"] = token;</text:span></text:p>
      <text:p text:style-name="P29"><text:s text:c="2"/><text:span text:style-name="T27">} else {</text:span></text:p>
      <text:p text:style-name="P29"><text:s text:c="4"/><text:span text:style-name="T27">// Delete auth header</text:span></text:p>
      <text:p text:style-name="P29"><text:s text:c="4"/><text:span text:style-name="T27">delete axios.defaults.headers.common["Authorization"];</text:span></text:p>
      <text:p text:style-name="P29"><text:s text:c="2"/><text:span text:style-name="T27">}</text:span></text:p>
      <text:p text:style-name="P60">};</text:p>
      <text:p text:style-name="P60"><text:bookmark text:name="8b48"/>export default setAuthToken;</text:p>
      <text:list xml:id="list977577354" text:style-name="L21">
        <text:list-item>
          <text:p text:style-name="P83">in ‘authActions.js’ put</text:p>
        </text:list-item>
      </text:list>
      <text:p text:style-name="P57"><text:bookmark text:name="fe6d"/>import axios from "axios";</text:p>
      <text:p text:style-name="P61">import setAuthToken from "../utils/setAuthToken";</text:p>
      <text:p text:style-name="P30"><text:span text:style-name="T27">import jwt_decode from "jwt-decode";</text:span><text:bookmark text:name="29a9"/><text:span text:style-name="T27">import {</text:span></text:p>
      <text:p text:style-name="P30"><text:s text:c="2"/><text:span text:style-name="T27">GET_ERRORS,</text:span></text:p>
      <text:p text:style-name="P30"><text:s text:c="2"/><text:span text:style-name="T27">SET_CURRENT_USER,</text:span></text:p>
      <text:p text:style-name="P30"><text:s text:c="2"/><text:span text:style-name="T27">USER_LOADING</text:span></text:p>
      <text:p text:style-name="P61"><text:soft-page-break/>} from "./types";</text:p>
      <text:p text:style-name="P61"><text:bookmark text:name="d28c"/>// Register User</text:p>
      <text:p text:style-name="P61">export const registerUser = (userData, history) =&gt; dispatch =&gt; {</text:p>
      <text:p text:style-name="P30"><text:s text:c="2"/><text:span text:style-name="T27">axios</text:span></text:p>
      <text:p text:style-name="P30"><text:s text:c="4"/><text:span text:style-name="T27">.post("/api/users/register", userData)</text:span></text:p>
      <text:p text:style-name="P30"><text:s text:c="4"/><text:span text:style-name="T27">.then(res =&gt; history.push("/login"))</text:span></text:p>
      <text:p text:style-name="P61"><text:s text:c="5"/>// re-direct to login on successful register</text:p>
      <text:p text:style-name="P30"><text:s text:c="4"/><text:span text:style-name="T27">.catch(err =&gt;</text:span></text:p>
      <text:p text:style-name="P30"><text:s text:c="6"/><text:span text:style-name="T27">dispatch({</text:span></text:p>
      <text:p text:style-name="P30"><text:s text:c="8"/><text:span text:style-name="T27">type: GET_ERRORS,</text:span></text:p>
      <text:p text:style-name="P30"><text:s text:c="8"/><text:span text:style-name="T27">payload: err.response.data</text:span></text:p>
      <text:p text:style-name="P30"><text:s text:c="6"/><text:span text:style-name="T27">})</text:span></text:p>
      <text:p text:style-name="P30"><text:s text:c="4"/><text:span text:style-name="T27">);</text:span></text:p>
      <text:p text:style-name="P61">};</text:p>
      <text:p text:style-name="P61"><text:bookmark text:name="cd1c"/>// Login - get user token</text:p>
      <text:p text:style-name="P61">export const loginUser = userData =&gt; dispatch =&gt; {</text:p>
      <text:p text:style-name="P30"><text:s text:c="2"/><text:span text:style-name="T27">axios</text:span></text:p>
      <text:p text:style-name="P30"><text:s text:c="4"/><text:span text:style-name="T27">.post("/api/users/login", userData)</text:span></text:p>
      <text:p text:style-name="P30"><text:s text:c="4"/><text:span text:style-name="T27">.then(res =&gt; {</text:span></text:p>
      <text:p text:style-name="P30"><text:s text:c="6"/><text:span text:style-name="T27">// Save to localStorage</text:span></text:p>
      <text:p text:style-name="P61"><text:bookmark text:name="0e49"/><text:tab/>// Set token to localStorage</text:p>
      <text:p text:style-name="P30"><text:s text:c="6"/><text:span text:style-name="T27">const { token } = res.data;</text:span></text:p>
      <text:p text:style-name="P30"><text:s text:c="6"/><text:span text:style-name="T27">localStorage.setItem("jwtToken", token);</text:span></text:p>
      <text:p text:style-name="P30"><text:s text:c="6"/><text:span text:style-name="T27">// Set token to Auth header</text:span></text:p>
      <text:p text:style-name="P30"><text:s text:c="6"/><text:span text:style-name="T27">setAuthToken(token);</text:span></text:p>
      <text:p text:style-name="P30"><text:s text:c="6"/><text:span text:style-name="T27">// Decode token to get user data</text:span></text:p>
      <text:p text:style-name="P30"><text:s text:c="6"/><text:span text:style-name="T27">const decoded = jwt_decode(token);</text:span></text:p>
      <text:p text:style-name="P30"><text:s text:c="6"/><text:span text:style-name="T27">// Set current user</text:span></text:p>
      <text:p text:style-name="P30"><text:s text:c="6"/><text:span text:style-name="T27">dispatch(setCurrentUser(decoded));</text:span></text:p>
      <text:p text:style-name="P30"><text:s text:c="4"/><text:span text:style-name="T27">})</text:span></text:p>
      <text:p text:style-name="P30"><text:s text:c="4"/><text:span text:style-name="T27">.catch(err =&gt;</text:span></text:p>
      <text:p text:style-name="P30"><text:s text:c="6"/><text:span text:style-name="T27">dispatch({</text:span></text:p>
      <text:p text:style-name="P30"><text:s text:c="8"/><text:span text:style-name="T27">type: GET_ERRORS,</text:span></text:p>
      <text:p text:style-name="P30"><text:s text:c="8"/><text:span text:style-name="T27">payload: err.response.data</text:span></text:p>
      <text:p text:style-name="P30"><text:s text:c="6"/><text:span text:style-name="T27">})</text:span></text:p>
      <text:p text:style-name="P30"><text:s text:c="4"/><text:span text:style-name="T27">);</text:span></text:p>
      <text:p text:style-name="P61">};</text:p>
      <text:p text:style-name="P61"><text:bookmark text:name="71a5"/>// Set logged in user</text:p>
      <text:p text:style-name="P61">export const setCurrentUser = decoded =&gt; {</text:p>
      <text:p text:style-name="P30"><text:s text:c="2"/><text:span text:style-name="T27">return {</text:span></text:p>
      <text:p text:style-name="P30"><text:s text:c="4"/><text:span text:style-name="T27">type: SET_CURRENT_USER,</text:span></text:p>
      <text:p text:style-name="P30"><text:s text:c="4"/><text:span text:style-name="T27">payload: decoded</text:span></text:p>
      <text:p text:style-name="P30"><text:s text:c="2"/><text:span text:style-name="T27">};</text:span></text:p>
      <text:p text:style-name="P61">};</text:p>
      <text:p text:style-name="P61"><text:bookmark text:name="04f5"/>// User loading</text:p>
      <text:p text:style-name="P61">export const setUserLoading = () =&gt; {</text:p>
      <text:p text:style-name="P30"><text:s text:c="2"/><text:span text:style-name="T27">return {</text:span></text:p>
      <text:p text:style-name="P30"><text:s text:c="4"/><text:span text:style-name="T27">type: USER_LOADING</text:span></text:p>
      <text:p text:style-name="P30"><text:s text:c="2"/><text:span text:style-name="T27">};</text:span></text:p>
      <text:p text:style-name="P61">};</text:p>
      <text:p text:style-name="P61"><text:bookmark text:name="613f"/>// Log user out</text:p>
      <text:p text:style-name="P61">export const logoutUser = () =&gt; dispatch =&gt; {</text:p>
      <text:p text:style-name="P30"><text:s text:c="2"/><text:span text:style-name="T27">// Remove token from local storage</text:span></text:p>
      <text:p text:style-name="P30"><text:s text:c="2"/><text:span text:style-name="T27">localStorage.removeItem("jwtToken");</text:span></text:p>
      <text:p text:style-name="P30"><text:s text:c="2"/><text:span text:style-name="T27">// Remove auth header for future requests</text:span></text:p>
      <text:p text:style-name="P30"><text:s text:c="2"/><text:span text:style-name="T27">setAuthToken(false);</text:span></text:p>
      <text:p text:style-name="P30"><text:s text:c="2"/><text:span text:style-name="T27">// Set current user to empty object {} which will set isAuthenticated to false</text:span></text:p>
      <text:p text:style-name="P30"><text:s text:c="2"/><text:span text:style-name="T27">dispatch(setCurrentUser({}));</text:span></text:p>
      <text:p text:style-name="P61">};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1:45:11.212151761</meta:creation-date>
    <dc:date>2020-04-21T13:05:46.347200467</dc:date>
    <meta:editing-duration>PT1H52M3S</meta:editing-duration>
    <meta:editing-cycles>38</meta:editing-cycles>
    <meta:generator>LibreOffice/6.2.3.2$MacOSX_X86_64 LibreOffice_project/aecc05fe267cc68dde00352a451aa867b3b546ac</meta:generator>
    <meta:document-statistic meta:table-count="0" meta:image-count="0" meta:object-count="0" meta:page-count="12" meta:paragraph-count="660" meta:word-count="2264" meta:character-count="21928" meta:non-whitespace-character-count="16286"/>
  </office:meta>
</office:document-meta>
</file>